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style-name="ce5" table:number-columns-repeated="2"/>
          <table:table-cell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office:value-type="float" office:value="378" calcext:value-type="float">
            <text:p>37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style-name="ce5" table:number-columns-repeated="2"/>
          <table:table-cell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style-name="ce5" table:number-columns-repeated="2"/>
          <table:table-cell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style-name="ce5" table:number-columns-repeated="2"/>
          <table:table-cell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style-name="ce5" table:number-columns-repeated="2"/>
          <table:table-cell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5" table:number-columns-repeated="2"/>
          <table:table-cell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4" calcext:value-type="float">
            <text:p>3.40746561110684E-05</text:p>
          </table:table-cell>
          <table:table-cell table:formula="of:=[.N257]*1000" office:value-type="float" office:value="0.0340746561110684" calcext:value-type="float">
            <text:p>0.0340746561110684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" calcext:value-type="float">
            <text:p>3.8322850478986E-05</text:p>
          </table:table-cell>
          <table:table-cell table:formula="of:=[.N263]*1000" office:value-type="float" office:value="0.038322850478986" calcext:value-type="float">
            <text:p>0.038322850478986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4" calcext:value-type="float">
            <text:p>3.50764842743014E-05</text:p>
          </table:table-cell>
          <table:table-cell table:formula="of:=[.N268]*1000" office:value-type="float" office:value="0.0350764842743014" calcext:value-type="float">
            <text:p>0.0350764842743014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1" calcext:value-type="float">
            <text:p>25.5094339622641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1" calcext:value-type="float">
            <text:p>2.25023342670401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899" calcext:value-type="float">
            <text:p>2.1587714947089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69" calcext:value-type="float">
            <text:p>3.79956060453569E-05</text:p>
          </table:table-cell>
          <table:table-cell table:formula="of:=[.N288]*1000" office:value-type="float" office:value="0.0379956060453569" calcext:value-type="float">
            <text:p>0.0379956060453569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6" calcext:value-type="float">
            <text:p>3.69088711606376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5" calcext:value-type="float">
            <text:p>25.2367346938775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7" calcext:value-type="float">
            <text:p>3.71111902524167E-05</text:p>
          </table:table-cell>
          <table:table-cell table:formula="of:=[.N305]*1000" office:value-type="float" office:value="0.0371111902524167" calcext:value-type="float">
            <text:p>0.0371111902524167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09" calcext:value-type="float">
            <text:p>2.17739333444309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7" calcext:value-type="float">
            <text:p>3.56730396488747E-05</text:p>
          </table:table-cell>
          <table:table-cell table:formula="of:=[.N311]*1000" office:value-type="float" office:value="0.0356730396488747" calcext:value-type="float">
            <text:p>0.0356730396488747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5" calcext:value-type="float">
            <text:p>2.39977207644205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8" calcext:value-type="float">
            <text:p>2.27165909446968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48" calcext:value-type="float">
            <text:p>48</text:p>
          </table:table-cell>
          <table:table-cell table:formula="of:=[.B332]*60" office:value-type="float" office:value="2880" calcext:value-type="float">
            <text:p>2880</text:p>
          </table:table-cell>
          <table:table-cell office:value-type="float" office:value="19.98" calcext:value-type="float">
            <text:p>19.98</text:p>
          </table:table-cell>
          <table:table-cell office:value-type="float" office:value="304" calcext:value-type="float">
            <text:p>304</text:p>
          </table:table-cell>
          <table:table-cell office:value-type="float" office:value="42.3" calcext:value-type="float">
            <text:p>42.3</text:p>
          </table:table-cell>
          <table:table-cell office:value-type="float" office:value="18.28" calcext:value-type="float">
            <text:p>18.28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[.D332]/[.B332]*60" office:value-type="float" office:value="24.975" calcext:value-type="float">
            <text:p>24.975</text:p>
          </table:table-cell>
          <table:table-cell table:formula="of:=[.D332]/[.C332]/[.E332]" office:value-type="float" office:value="0.0000228207236842105" calcext:value-type="float">
            <text:p>2.28207236842105E-05</text:p>
          </table:table-cell>
          <table:table-cell table:formula="of:=[.M332] * 1.60934" office:value-type="float" office:value="0.0000367263034539474" calcext:value-type="float">
            <text:p>3.67263034539474E-05</text:p>
          </table:table-cell>
          <table:table-cell table:formula="of:=[.N332]*1000" office:value-type="float" office:value="0.0367263034539474" calcext:value-type="float">
            <text:p>0.0367263034539474</text:p>
          </table:table-cell>
          <table:table-cell table:formula="of:=[.O332]*[.E332]" office:value-type="float" office:value="11.16479625" calcext:value-type="float">
            <text:p>11.16479625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office:value-type="float" office:value="48.5" calcext:value-type="float">
            <text:p>48.5</text:p>
          </table:table-cell>
          <table:table-cell table:formula="of:=[.B333]*60" office:value-type="float" office:value="2910" calcext:value-type="float">
            <text:p>2910</text:p>
          </table:table-cell>
          <table:table-cell office:value-type="float" office:value="21.17" calcext:value-type="float">
            <text:p>21.17</text:p>
          </table:table-cell>
          <table:table-cell office:value-type="float" office:value="336" calcext:value-type="float">
            <text:p>336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3"/>
          <table:table-cell table:formula="of:=[.D333]/[.B333]*60" office:value-type="float" office:value="26.1896907216495" calcext:value-type="float">
            <text:p>26.1896907216495</text:p>
          </table:table-cell>
          <table:table-cell table:formula="of:=[.D333]/[.C333]/[.E333]" office:value-type="float" office:value="0.0000216515300278187" calcext:value-type="float">
            <text:p>2.16515300278187E-05</text:p>
          </table:table-cell>
          <table:table-cell table:formula="of:=[.M333] * 1.60934" office:value-type="float" office:value="0.0000348446733349697" calcext:value-type="float">
            <text:p>3.48446733349697E-05</text:p>
          </table:table-cell>
          <table:table-cell table:formula="of:=[.N333]*1000" office:value-type="float" office:value="0.0348446733349697" calcext:value-type="float">
            <text:p>0.0348446733349697</text:p>
          </table:table-cell>
          <table:table-cell table:formula="of:=[.O333]*[.E333]" office:value-type="float" office:value="11.7078102405498" calcext:value-type="float">
            <text:p>11.7078102405498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46.6" calcext:value-type="float">
            <text:p>46.6</text:p>
          </table:table-cell>
          <table:table-cell table:formula="of:=[.B334]*60" office:value-type="float" office:value="2796" calcext:value-type="float">
            <text:p>2796</text:p>
          </table:table-cell>
          <table:table-cell office:value-type="float" office:value="19.91" calcext:value-type="float">
            <text:p>19.91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8.3" calcext:value-type="float">
            <text:p>18.3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34]/[.B334]*60" office:value-type="float" office:value="25.6351931330472" calcext:value-type="float">
            <text:p>25.6351931330472</text:p>
          </table:table-cell>
          <table:table-cell table:formula="of:=[.D334]/[.C334]/[.E334]" office:value-type="float" office:value="0.0000224633658719306" calcext:value-type="float">
            <text:p>2.24633658719306E-05</text:p>
          </table:table-cell>
          <table:table-cell table:formula="of:=[.M334] * 1.60934" office:value-type="float" office:value="0.0000361511932323328" calcext:value-type="float">
            <text:p>3.61511932323328E-05</text:p>
          </table:table-cell>
          <table:table-cell table:formula="of:=[.N334]*1000" office:value-type="float" office:value="0.0361511932323328" calcext:value-type="float">
            <text:p>0.0361511932323328</text:p>
          </table:table-cell>
          <table:table-cell table:formula="of:=[.O334]*[.E334]" office:value-type="float" office:value="11.4599282546495" calcext:value-type="float">
            <text:p>11.4599282546495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float" office:value="46.7" calcext:value-type="float">
            <text:p>46.7</text:p>
          </table:table-cell>
          <table:table-cell table:formula="of:=[.B335]*60" office:value-type="float" office:value="2802" calcext:value-type="float">
            <text:p>2802</text:p>
          </table:table-cell>
          <table:table-cell office:value-type="float" office:value="20.02" calcext:value-type="float">
            <text:p>20.02</text:p>
          </table:table-cell>
          <table:table-cell office:value-type="float" office:value="324" calcext:value-type="float">
            <text:p>324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867" calcext:value-type="float">
            <text:p>867</text:p>
          </table:table-cell>
          <table:table-cell office:value-type="float" office:value="791" calcext:value-type="float">
            <text:p>791</text:p>
          </table:table-cell>
          <table:table-cell table:formula="of:=[.D335]/[.B335]*60" office:value-type="float" office:value="25.7216274089936" calcext:value-type="float">
            <text:p>25.7216274089936</text:p>
          </table:table-cell>
          <table:table-cell table:formula="of:=[.D335]/[.C335]/[.E335]" office:value-type="float" office:value="0.0000220521496990686" calcext:value-type="float">
            <text:p>2.20521496990686E-05</text:p>
          </table:table-cell>
          <table:table-cell table:formula="of:=[.M335] * 1.60934" office:value-type="float" office:value="0.000035489406596699" calcext:value-type="float">
            <text:p>3.5489406596699E-05</text:p>
          </table:table-cell>
          <table:table-cell table:formula="of:=[.N335]*1000" office:value-type="float" office:value="0.035489406596699" calcext:value-type="float">
            <text:p>0.035489406596699</text:p>
          </table:table-cell>
          <table:table-cell table:formula="of:=[.O335]*[.E335]" office:value-type="float" office:value="11.4985677373305" calcext:value-type="float">
            <text:p>11.4985677373305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float" office:value="48.3" calcext:value-type="float">
            <text:p>48.3</text:p>
          </table:table-cell>
          <table:table-cell table:formula="of:=[.B336]*60" office:value-type="float" office:value="2898" calcext:value-type="float">
            <text:p>2898</text:p>
          </table:table-cell>
          <table:table-cell office:value-type="float" office:value="20.89" calcext:value-type="float">
            <text:p>20.89</text:p>
          </table:table-cell>
          <table:table-cell office:value-type="float" office:value="328" calcext:value-type="float">
            <text:p>328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913" calcext:value-type="float">
            <text:p>913</text:p>
          </table:table-cell>
          <table:table-cell office:value-type="float" office:value="835" calcext:value-type="float">
            <text:p>835</text:p>
          </table:table-cell>
          <table:table-cell table:formula="of:=[.D336]/[.B336]*60" office:value-type="float" office:value="25.9503105590062" calcext:value-type="float">
            <text:p>25.9503105590062</text:p>
          </table:table-cell>
          <table:table-cell table:formula="of:=[.D336]/[.C336]/[.E336]" office:value-type="float" office:value="0.0000219768890235486" calcext:value-type="float">
            <text:p>2.19768890235486E-05</text:p>
          </table:table-cell>
          <table:table-cell table:formula="of:=[.M336] * 1.60934" office:value-type="float" office:value="0.0000353682865811577" calcext:value-type="float">
            <text:p>3.53682865811577E-05</text:p>
          </table:table-cell>
          <table:table-cell table:formula="of:=[.N336]*1000" office:value-type="float" office:value="0.0353682865811577" calcext:value-type="float">
            <text:p>0.0353682865811577</text:p>
          </table:table-cell>
          <table:table-cell table:formula="of:=[.O336]*[.E336]" office:value-type="float" office:value="11.6007979986197" calcext:value-type="float">
            <text:p>11.600797998619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float" office:value="48.7" calcext:value-type="float">
            <text:p>48.7</text:p>
          </table:table-cell>
          <table:table-cell table:formula="of:=[.B337]*60" office:value-type="float" office:value="2922" calcext:value-type="float">
            <text:p>2922</text:p>
          </table:table-cell>
          <table:table-cell office:value-type="float" office:value="20.42" calcext:value-type="float">
            <text:p>20.42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 office:value-type="float" office:value="759" calcext:value-type="float">
            <text:p>759</text:p>
          </table:table-cell>
          <table:table-cell table:formula="of:=[.D337]/[.B337]*60" office:value-type="float" office:value="25.1581108829569" calcext:value-type="float">
            <text:p>25.1581108829569</text:p>
          </table:table-cell>
          <table:table-cell table:formula="of:=[.D337]/[.C337]/[.E337]" office:value-type="float" office:value="0.0000231402785899162" calcext:value-type="float">
            <text:p>2.31402785899162E-05</text:p>
          </table:table-cell>
          <table:table-cell table:formula="of:=[.M337] * 1.60934" office:value-type="float" office:value="0.0000372405759458957" calcext:value-type="float">
            <text:p>3.72405759458957E-05</text:p>
          </table:table-cell>
          <table:table-cell table:formula="of:=[.N337]*1000" office:value-type="float" office:value="0.0372405759458957" calcext:value-type="float">
            <text:p>0.0372405759458957</text:p>
          </table:table-cell>
          <table:table-cell table:formula="of:=[.O337]*[.E337]" office:value-type="float" office:value="11.2466539356605" calcext:value-type="float">
            <text:p>11.2466539356605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office:value-type="float" office:value="50.8" calcext:value-type="float">
            <text:p>50.8</text:p>
          </table:table-cell>
          <table:table-cell table:formula="of:=[.B338]*60" office:value-type="float" office:value="3048" calcext:value-type="float">
            <text:p>3048</text:p>
          </table:table-cell>
          <table:table-cell office:value-type="float" office:value="22.37" calcext:value-type="float">
            <text:p>22.37</text:p>
          </table:table-cell>
          <table:table-cell office:value-type="float" office:value="345" calcext:value-type="float">
            <text:p>345</text:p>
          </table:table-cell>
          <table:table-cell office:value-type="float" office:value="46.3" calcext:value-type="float">
            <text:p>46.3</text:p>
          </table:table-cell>
          <table:table-cell office:value-type="float" office:value="20.64" calcext:value-type="float">
            <text:p>20.6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formula="of:=[.D338]/[.B338]*60" office:value-type="float" office:value="26.4212598425197" calcext:value-type="float">
            <text:p>26.4212598425197</text:p>
          </table:table-cell>
          <table:table-cell table:formula="of:=[.D338]/[.C338]/[.E338]" office:value-type="float" office:value="0.0000212731560728822" calcext:value-type="float">
            <text:p>2.12731560728822E-05</text:p>
          </table:table-cell>
          <table:table-cell table:formula="of:=[.M338] * 1.60934" office:value-type="float" office:value="0.0000342357409943322" calcext:value-type="float">
            <text:p>3.42357409943322E-05</text:p>
          </table:table-cell>
          <table:table-cell table:formula="of:=[.N338]*1000" office:value-type="float" office:value="0.0342357409943322" calcext:value-type="float">
            <text:p>0.0342357409943322</text:p>
          </table:table-cell>
          <table:table-cell table:formula="of:=[.O338]*[.E338]" office:value-type="float" office:value="11.8113306430446" calcext:value-type="float">
            <text:p>11.8113306430446</text:p>
          </table:table-cell>
          <table:table-cell table:number-columns-repeated="3"/>
        </table:table-row>
        <table:table-row table:style-name="ro1">
          <table:table-cell office:value-type="date" office:date-value="2022-05-15" calcext:value-type="date">
            <text:p>05/15/22</text:p>
          </table:table-cell>
          <table:table-cell office:value-type="float" office:value="50.1" calcext:value-type="float">
            <text:p>50.1</text:p>
          </table:table-cell>
          <table:table-cell table:formula="of:=[.B339]*60" office:value-type="float" office:value="3006" calcext:value-type="float">
            <text:p>3006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3" calcext:value-type="float">
            <text:p>45.3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  <table:table-cell table:formula="of:=[.D339]/[.B339]*60" office:value-type="float" office:value="26.1796407185629" calcext:value-type="float">
            <text:p>26.1796407185629</text:p>
          </table:table-cell>
          <table:table-cell table:formula="of:=[.D339]/[.C339]/[.E339]" office:value-type="float" office:value="0.0000217078281248448" calcext:value-type="float">
            <text:p>2.17078281248448E-05</text:p>
          </table:table-cell>
          <table:table-cell table:formula="of:=[.M339] * 1.60934" office:value-type="float" office:value="0.0000349352761144378" calcext:value-type="float">
            <text:p>3.49352761144378E-05</text:p>
          </table:table-cell>
          <table:table-cell table:formula="of:=[.N339]*1000" office:value-type="float" office:value="0.0349352761144378" calcext:value-type="float">
            <text:p>0.0349352761144378</text:p>
          </table:table-cell>
          <table:table-cell table:formula="of:=[.O339]*[.E339]" office:value-type="float" office:value="11.7033174983367" calcext:value-type="float">
            <text:p>11.7033174983367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float" office:value="49.3" calcext:value-type="float">
            <text:p>49.3</text:p>
          </table:table-cell>
          <table:table-cell table:formula="of:=[.B340]*60" office:value-type="float" office:value="2958" calcext:value-type="float">
            <text:p>2958</text:p>
          </table:table-cell>
          <table:table-cell office:value-type="float" office:value="19.51" calcext:value-type="float">
            <text:p>19.51</text:p>
          </table:table-cell>
          <table:table-cell office:value-type="float" office:value="270" calcext:value-type="float">
            <text:p>27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table:formula="of:=[.D340]/[.B340]*60" office:value-type="float" office:value="23.7444219066937" calcext:value-type="float">
            <text:p>23.7444219066937</text:p>
          </table:table-cell>
          <table:table-cell table:formula="of:=[.D340]/[.C340]/[.E340]" office:value-type="float" office:value="0.0000244284175994791" calcext:value-type="float">
            <text:p>2.44284175994791E-05</text:p>
          </table:table-cell>
          <table:table-cell table:formula="of:=[.M340] * 1.60934" office:value-type="float" office:value="0.0000393136295795457" calcext:value-type="float">
            <text:p>3.93136295795457E-05</text:p>
          </table:table-cell>
          <table:table-cell table:formula="of:=[.N340]*1000" office:value-type="float" office:value="0.0393136295795457" calcext:value-type="float">
            <text:p>0.0393136295795457</text:p>
          </table:table-cell>
          <table:table-cell table:formula="of:=[.O340]*[.E340]" office:value-type="float" office:value="10.6146799864774" calcext:value-type="float">
            <text:p>10.6146799864774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float" office:value="48.9" calcext:value-type="float">
            <text:p>48.9</text:p>
          </table:table-cell>
          <table:table-cell table:formula="of:=[.B341]*60" office:value-type="float" office:value="2934" calcext:value-type="float">
            <text:p>2934</text:p>
          </table:table-cell>
          <table:table-cell office:value-type="float" office:value="20.38" calcext:value-type="float">
            <text:p>20.3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855" calcext:value-type="float">
            <text:p>855</text:p>
          </table:table-cell>
          <table:table-cell office:value-type="float" office:value="778" calcext:value-type="float">
            <text:p>778</text:p>
          </table:table-cell>
          <table:table-cell table:formula="of:=[.D341]/[.B341]*60" office:value-type="float" office:value="25.0061349693251" calcext:value-type="float">
            <text:p>25.0061349693251</text:p>
          </table:table-cell>
          <table:table-cell table:formula="of:=[.D341]/[.C341]/[.E341]" office:value-type="float" office:value="0.0000226998320346089" calcext:value-type="float">
            <text:p>2.26998320346089E-05</text:p>
          </table:table-cell>
          <table:table-cell table:formula="of:=[.M341] * 1.60934" office:value-type="float" office:value="0.0000365317476865775" calcext:value-type="float">
            <text:p>3.65317476865775E-05</text:p>
          </table:table-cell>
          <table:table-cell table:formula="of:=[.N341]*1000" office:value-type="float" office:value="0.0365317476865775" calcext:value-type="float">
            <text:p>0.0365317476865775</text:p>
          </table:table-cell>
          <table:table-cell table:formula="of:=[.O341]*[.E341]" office:value-type="float" office:value="11.1787147920927" calcext:value-type="float">
            <text:p>11.1787147920927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float" office:value="46.5" calcext:value-type="float">
            <text:p>46.5</text:p>
          </table:table-cell>
          <table:table-cell table:formula="of:=[.B342]*60" office:value-type="float" office:value="2790" calcext:value-type="float">
            <text:p>2790</text:p>
          </table:table-cell>
          <table:table-cell office:value-type="float" office:value="19.77" calcext:value-type="float">
            <text:p>19.77</text:p>
          </table:table-cell>
          <table:table-cell office:value-type="float" office:value="317" calcext:value-type="float">
            <text:p>317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861" calcext:value-type="float">
            <text:p>861</text:p>
          </table:table-cell>
          <table:table-cell office:value-type="float" office:value="782" calcext:value-type="float">
            <text:p>782</text:p>
          </table:table-cell>
          <table:table-cell table:formula="of:=[.D342]/[.B342]*60" office:value-type="float" office:value="25.5096774193548" calcext:value-type="float">
            <text:p>25.5096774193548</text:p>
          </table:table-cell>
          <table:table-cell table:formula="of:=[.D342]/[.C342]/[.E342]" office:value-type="float" office:value="0.000022353380143143" calcext:value-type="float">
            <text:p>2.2353380143143E-05</text:p>
          </table:table-cell>
          <table:table-cell table:formula="of:=[.M342] * 1.60934" office:value-type="float" office:value="0.0000359741887995658" calcext:value-type="float">
            <text:p>3.59741887995658E-05</text:p>
          </table:table-cell>
          <table:table-cell table:formula="of:=[.N342]*1000" office:value-type="float" office:value="0.0359741887995658" calcext:value-type="float">
            <text:p>0.0359741887995658</text:p>
          </table:table-cell>
          <table:table-cell table:formula="of:=[.O342]*[.E342]" office:value-type="float" office:value="11.4038178494624" calcext:value-type="float">
            <text:p>11.4038178494624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float" office:value="52.4" calcext:value-type="float">
            <text:p>52.4</text:p>
          </table:table-cell>
          <table:table-cell table:formula="of:=[.B343]*60" office:value-type="float" office:value="3144" calcext:value-type="float">
            <text:p>3144</text:p>
          </table:table-cell>
          <table:table-cell office:value-type="float" office:value="20.01" calcext:value-type="float">
            <text:p>20.01</text:p>
          </table:table-cell>
          <table:table-cell office:value-type="float" office:value="306" calcext:value-type="float">
            <text:p>306</text:p>
          </table:table-cell>
          <table:table-cell office:value-type="float" office:value="50.7" calcext:value-type="float">
            <text:p>50.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775" calcext:value-type="float">
            <text:p>775</text:p>
          </table:table-cell>
          <table:table-cell office:value-type="float" office:value="701" calcext:value-type="float">
            <text:p>701</text:p>
          </table:table-cell>
          <table:table-cell table:formula="of:=[.D343]/[.B343]*60" office:value-type="float" office:value="22.912213740458" calcext:value-type="float">
            <text:p>22.912213740458</text:p>
          </table:table-cell>
          <table:table-cell table:formula="of:=[.D343]/[.C343]/[.E343]" office:value-type="float" office:value="0.0000207990320810258" calcext:value-type="float">
            <text:p>2.07990320810258E-05</text:p>
          </table:table-cell>
          <table:table-cell table:formula="of:=[.M343] * 1.60934" office:value-type="float" office:value="0.0000334727142892781" calcext:value-type="float">
            <text:p>3.34727142892781E-05</text:p>
          </table:table-cell>
          <table:table-cell table:formula="of:=[.N343]*1000" office:value-type="float" office:value="0.0334727142892781" calcext:value-type="float">
            <text:p>0.0334727142892781</text:p>
          </table:table-cell>
          <table:table-cell table:formula="of:=[.O343]*[.E343]" office:value-type="float" office:value="10.2426505725191" calcext:value-type="float">
            <text:p>10.2426505725191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05/20/22</text:p>
          </table:table-cell>
          <table:table-cell office:value-type="float" office:value="50.3" calcext:value-type="float">
            <text:p>50.3</text:p>
          </table:table-cell>
          <table:table-cell table:formula="of:=[.B344]*60" office:value-type="float" office:value="3018" calcext:value-type="float">
            <text:p>3018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951" calcext:value-type="float">
            <text:p>951</text:p>
          </table:table-cell>
          <table:table-cell office:value-type="float" office:value="875" calcext:value-type="float">
            <text:p>875</text:p>
          </table:table-cell>
          <table:table-cell table:formula="of:=[.D344]/[.B344]*60" office:value-type="float" office:value="26.0755467196819" calcext:value-type="float">
            <text:p>26.0755467196819</text:p>
          </table:table-cell>
          <table:table-cell table:formula="of:=[.D344]/[.C344]/[.E344]" office:value-type="float" office:value="0.0000216215146929369" calcext:value-type="float">
            <text:p>2.16215146929369E-05</text:p>
          </table:table-cell>
          <table:table-cell table:formula="of:=[.M344] * 1.60934" office:value-type="float" office:value="0.0000347963684559311" calcext:value-type="float">
            <text:p>3.47963684559311E-05</text:p>
          </table:table-cell>
          <table:table-cell table:formula="of:=[.N344]*1000" office:value-type="float" office:value="0.0347963684559311" calcext:value-type="float">
            <text:p>0.0347963684559311</text:p>
          </table:table-cell>
          <table:table-cell table:formula="of:=[.O344]*[.E344]" office:value-type="float" office:value="11.6567834327369" calcext:value-type="float">
            <text:p>11.6567834327369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05/21/22</text:p>
          </table:table-cell>
          <table:table-cell office:value-type="float" office:value="45.3" calcext:value-type="float">
            <text:p>45.3</text:p>
          </table:table-cell>
          <table:table-cell table:formula="of:=[.B345]*60" office:value-type="float" office:value="2718" calcext:value-type="float">
            <text:p>2718</text:p>
          </table:table-cell>
          <table:table-cell office:value-type="float" office:value="20.41" calcext:value-type="float">
            <text:p>20.41</text:p>
          </table:table-cell>
          <table:table-cell office:value-type="float" office:value="368" calcext:value-type="float">
            <text:p>368</text:p>
          </table:table-cell>
          <table:table-cell office:value-type="float" office:value="42.3" calcext:value-type="float">
            <text:p>42.3</text:p>
          </table:table-cell>
          <table:table-cell office:value-type="float" office:value="19.38" calcext:value-type="float">
            <text:p>19.38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83" calcext:value-type="float">
            <text:p>883</text:p>
          </table:table-cell>
          <table:table-cell table:formula="of:=[.D345]/[.B345]*60" office:value-type="float" office:value="27.0331125827815" calcext:value-type="float">
            <text:p>27.0331125827815</text:p>
          </table:table-cell>
          <table:table-cell table:formula="of:=[.D345]/[.C345]/[.E345]" office:value-type="float" office:value="0.0000204054291838628" calcext:value-type="float">
            <text:p>2.04054291838628E-05</text:p>
          </table:table-cell>
          <table:table-cell table:formula="of:=[.M345] * 1.60934" office:value-type="float" office:value="0.0000328392734027578" calcext:value-type="float">
            <text:p>3.28392734027578E-05</text:p>
          </table:table-cell>
          <table:table-cell table:formula="of:=[.N345]*1000" office:value-type="float" office:value="0.0328392734027578" calcext:value-type="float">
            <text:p>0.0328392734027578</text:p>
          </table:table-cell>
          <table:table-cell table:formula="of:=[.O345]*[.E345]" office:value-type="float" office:value="12.0848526122149" calcext:value-type="float">
            <text:p>12.0848526122149</text:p>
          </table:table-cell>
          <table:table-cell table:number-columns-repeated="3"/>
        </table:table-row>
        <table:table-row table:style-name="ro1">
          <table:table-cell office:value-type="date" office:date-value="2022-05-22" calcext:value-type="date">
            <text:p>05/22/22</text:p>
          </table:table-cell>
          <table:table-cell office:value-type="float" office:value="50.4" calcext:value-type="float">
            <text:p>50.4</text:p>
          </table:table-cell>
          <table:table-cell table:formula="of:=[.B346]*60" office:value-type="float" office:value="3024" calcext:value-type="float">
            <text:p>3024</text:p>
          </table:table-cell>
          <table:table-cell office:value-type="float" office:value="21.49" calcext:value-type="float">
            <text:p>21.49</text:p>
          </table:table-cell>
          <table:table-cell office:value-type="float" office:value="317" calcext:value-type="float">
            <text:p>317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894" calcext:value-type="float">
            <text:p>894</text:p>
          </table:table-cell>
          <table:table-cell office:value-type="float" office:value="814" calcext:value-type="float">
            <text:p>814</text:p>
          </table:table-cell>
          <table:table-cell table:formula="of:=[.D346]/[.B346]*60" office:value-type="float" office:value="25.5833333333333" calcext:value-type="float">
            <text:p>25.5833333333333</text:p>
          </table:table-cell>
          <table:table-cell table:formula="of:=[.D346]/[.C346]/[.E346]" office:value-type="float" office:value="0.0000224179226545157" calcext:value-type="float">
            <text:p>2.24179226545157E-05</text:p>
          </table:table-cell>
          <table:table-cell table:formula="of:=[.M346] * 1.60934" office:value-type="float" office:value="0.0000360780596448183" calcext:value-type="float">
            <text:p>3.60780596448183E-05</text:p>
          </table:table-cell>
          <table:table-cell table:formula="of:=[.N346]*1000" office:value-type="float" office:value="0.0360780596448183" calcext:value-type="float">
            <text:p>0.0360780596448183</text:p>
          </table:table-cell>
          <table:table-cell table:formula="of:=[.O346]*[.E346]" office:value-type="float" office:value="11.4367449074074" calcext:value-type="float">
            <text:p>11.4367449074074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float" office:value="47.8" calcext:value-type="float">
            <text:p>47.8</text:p>
          </table:table-cell>
          <table:table-cell table:formula="of:=[.B347]*60" office:value-type="float" office:value="2868" calcext:value-type="float">
            <text:p>2868</text:p>
          </table:table-cell>
          <table:table-cell office:value-type="float" office:value="20.08" calcext:value-type="float">
            <text:p>20.08</text:p>
          </table:table-cell>
          <table:table-cell office:value-type="float" office:value="303" calcext:value-type="float">
            <text:p>303</text:p>
          </table:table-cell>
          <table:table-cell office:value-type="float" office:value="43.7" calcext:value-type="float">
            <text:p>43.7</text:p>
          </table:table-cell>
          <table:table-cell office:value-type="float" office:value="18.75" calcext:value-type="float">
            <text:p>18.75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34" calcext:value-type="float">
            <text:p>834</text:p>
          </table:table-cell>
          <table:table-cell office:value-type="float" office:value="756" calcext:value-type="float">
            <text:p>756</text:p>
          </table:table-cell>
          <table:table-cell table:formula="of:=[.D347]/[.B347]*60" office:value-type="float" office:value="25.2050209205021" calcext:value-type="float">
            <text:p>25.2050209205021</text:p>
          </table:table-cell>
          <table:table-cell table:formula="of:=[.D347]/[.C347]/[.E347]" office:value-type="float" office:value="0.0000231069132017804" calcext:value-type="float">
            <text:p>2.31069132017804E-05</text:p>
          </table:table-cell>
          <table:table-cell table:formula="of:=[.M347] * 1.60934" office:value-type="float" office:value="0.0000371868796921533" calcext:value-type="float">
            <text:p>3.71868796921533E-05</text:p>
          </table:table-cell>
          <table:table-cell table:formula="of:=[.N347]*1000" office:value-type="float" office:value="0.0371868796921533" calcext:value-type="float">
            <text:p>0.0371868796921533</text:p>
          </table:table-cell>
          <table:table-cell table:formula="of:=[.O347]*[.E347]" office:value-type="float" office:value="11.2676245467225" calcext:value-type="float">
            <text:p>11.2676245467225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float" office:value="49.8" calcext:value-type="float">
            <text:p>49.8</text:p>
          </table:table-cell>
          <table:table-cell table:formula="of:=[.B348]*60" office:value-type="float" office:value="2988" calcext:value-type="float">
            <text:p>2988</text:p>
          </table:table-cell>
          <table:table-cell office:value-type="float" office:value="20.75" calcext:value-type="float">
            <text:p>20.75</text:p>
          </table:table-cell>
          <table:table-cell office:value-type="float" office:value="301" calcext:value-type="float">
            <text:p>301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42" calcext:value-type="float">
            <text:p>842</text:p>
          </table:table-cell>
          <table:table-cell office:value-type="float" office:value="766" calcext:value-type="float">
            <text:p>766</text:p>
          </table:table-cell>
          <table:table-cell table:formula="of:=[.D348]/[.B348]*60" office:value-type="float" office:value="25" calcext:value-type="float">
            <text:p>25</text:p>
          </table:table-cell>
          <table:table-cell table:formula="of:=[.D348]/[.C348]/[.E348]" office:value-type="float" office:value="0.0000230712440014766" calcext:value-type="float">
            <text:p>2.30712440014766E-05</text:p>
          </table:table-cell>
          <table:table-cell table:formula="of:=[.M348] * 1.60934" office:value-type="float" office:value="0.0000371294758213363" calcext:value-type="float">
            <text:p>3.71294758213363E-05</text:p>
          </table:table-cell>
          <table:table-cell table:formula="of:=[.N348]*1000" office:value-type="float" office:value="0.0371294758213363" calcext:value-type="float">
            <text:p>0.0371294758213363</text:p>
          </table:table-cell>
          <table:table-cell table:formula="of:=[.O348]*[.E348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05/25/22</text:p>
          </table:table-cell>
          <table:table-cell office:value-type="float" office:value="42.9" calcext:value-type="float">
            <text:p>42.9</text:p>
          </table:table-cell>
          <table:table-cell table:formula="of:=[.B349]*60" office:value-type="float" office:value="2574" calcext:value-type="float">
            <text:p>2574</text:p>
          </table:table-cell>
          <table:table-cell office:value-type="float" office:value="17.94" calcext:value-type="float">
            <text:p>17.94</text:p>
          </table:table-cell>
          <table:table-cell office:value-type="float" office:value="307" calcext:value-type="float">
            <text:p>307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790" calcext:value-type="float">
            <text:p>790</text:p>
          </table:table-cell>
          <table:table-cell office:value-type="float" office:value="710" calcext:value-type="float">
            <text:p>710</text:p>
          </table:table-cell>
          <table:table-cell table:formula="of:=[.D349]/[.B349]*60" office:value-type="float" office:value="25.0909090909091" calcext:value-type="float">
            <text:p>25.0909090909091</text:p>
          </table:table-cell>
          <table:table-cell table:formula="of:=[.D349]/[.C349]/[.E349]" office:value-type="float" office:value="0.0000227025959924983" calcext:value-type="float">
            <text:p>2.27025959924983E-05</text:p>
          </table:table-cell>
          <table:table-cell table:formula="of:=[.M349] * 1.60934" office:value-type="float" office:value="0.0000365361958345672" calcext:value-type="float">
            <text:p>3.65361958345672E-05</text:p>
          </table:table-cell>
          <table:table-cell table:formula="of:=[.N349]*1000" office:value-type="float" office:value="0.0365361958345672" calcext:value-type="float">
            <text:p>0.0365361958345672</text:p>
          </table:table-cell>
          <table:table-cell table:formula="of:=[.O349]*[.E349]" office:value-type="float" office:value="11.2166121212121" calcext:value-type="float">
            <text:p>11.2166121212121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float" office:value="47.9" calcext:value-type="float">
            <text:p>47.9</text:p>
          </table:table-cell>
          <table:table-cell table:formula="of:=[.B350]*60" office:value-type="float" office:value="2874" calcext:value-type="float">
            <text:p>2874</text:p>
          </table:table-cell>
          <table:table-cell office:value-type="float" office:value="20.13" calcext:value-type="float">
            <text:p>20.13</text:p>
          </table:table-cell>
          <table:table-cell office:value-type="float" office:value="310" calcext:value-type="float">
            <text:p>310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office:value-type="float" office:value="784" calcext:value-type="float">
            <text:p>784</text:p>
          </table:table-cell>
          <table:table-cell table:formula="of:=[.D350]/[.B350]*60" office:value-type="float" office:value="25.2150313152401" calcext:value-type="float">
            <text:p>25.2150313152401</text:p>
          </table:table-cell>
          <table:table-cell table:formula="of:=[.D350]/[.C350]/[.E350]" office:value-type="float" office:value="0.0000225941140817563" calcext:value-type="float">
            <text:p>2.25941140817563E-05</text:p>
          </table:table-cell>
          <table:table-cell table:formula="of:=[.M350] * 1.60934" office:value-type="float" office:value="0.0000363616115563338" calcext:value-type="float">
            <text:p>3.63616115563338E-05</text:p>
          </table:table-cell>
          <table:table-cell table:formula="of:=[.N350]*1000" office:value-type="float" office:value="0.0363616115563338" calcext:value-type="float">
            <text:p>0.0363616115563338</text:p>
          </table:table-cell>
          <table:table-cell table:formula="of:=[.O350]*[.E350]" office:value-type="float" office:value="11.2720995824635" calcext:value-type="float">
            <text:p>11.2720995824635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05/28/22</text:p>
          </table:table-cell>
          <table:table-cell office:value-type="float" office:value="48.6" calcext:value-type="float">
            <text:p>48.6</text:p>
          </table:table-cell>
          <table:table-cell table:formula="of:=[.B351]*60" office:value-type="float" office:value="2916" calcext:value-type="float">
            <text:p>2916</text:p>
          </table:table-cell>
          <table:table-cell office:value-type="float" office:value="19.52" calcext:value-type="float">
            <text:p>19.52</text:p>
          </table:table-cell>
          <table:table-cell office:value-type="float" office:value="296" calcext:value-type="float">
            <text:p>296</text:p>
          </table:table-cell>
          <table:table-cell office:value-type="float" office:value="46.6" calcext:value-type="float">
            <text:p>46.6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351]/[.B351]*60" office:value-type="float" office:value="24.0987654320988" calcext:value-type="float">
            <text:p>24.0987654320988</text:p>
          </table:table-cell>
          <table:table-cell table:formula="of:=[.D351]/[.C351]/[.E351]" office:value-type="float" office:value="0.000022615207800393" calcext:value-type="float">
            <text:p>2.2615207800393E-05</text:p>
          </table:table-cell>
          <table:table-cell table:formula="of:=[.M351] * 1.60934" office:value-type="float" office:value="0.0000363955585214844" calcext:value-type="float">
            <text:p>3.63955585214844E-05</text:p>
          </table:table-cell>
          <table:table-cell table:formula="of:=[.N351]*1000" office:value-type="float" office:value="0.0363955585214844" calcext:value-type="float">
            <text:p>0.0363955585214844</text:p>
          </table:table-cell>
          <table:table-cell table:formula="of:=[.O351]*[.E351]" office:value-type="float" office:value="10.7730853223594" calcext:value-type="float">
            <text:p>10.7730853223594</text:p>
          </table:table-cell>
          <table:table-cell table:number-columns-repeated="3"/>
        </table:table-row>
        <table:table-row table:style-name="ro1">
          <table:table-cell office:value-type="date" office:date-value="2022-05-29" calcext:value-type="date">
            <text:p>05/29/22</text:p>
          </table:table-cell>
          <table:table-cell office:value-type="float" office:value="45.2" calcext:value-type="float">
            <text:p>45.2</text:p>
          </table:table-cell>
          <table:table-cell table:formula="of:=[.B352]*60" office:value-type="float" office:value="2712" calcext:value-type="float">
            <text:p>2712</text:p>
          </table:table-cell>
          <table:table-cell office:value-type="float" office:value="20.28" calcext:value-type="float">
            <text:p>20.28</text:p>
          </table:table-cell>
          <table:table-cell office:value-type="float" office:value="362" calcext:value-type="float">
            <text:p>362</text:p>
          </table:table-cell>
          <table:table-cell office:value-type="float" office:value="43.9" calcext:value-type="float">
            <text:p>43.9</text:p>
          </table:table-cell>
          <table:table-cell office:value-type="float" office:value="19.78" calcext:value-type="float">
            <text:p>19.78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950" calcext:value-type="float">
            <text:p>950</text:p>
          </table:table-cell>
          <table:table-cell office:value-type="float" office:value="875" calcext:value-type="float">
            <text:p>875</text:p>
          </table:table-cell>
          <table:table-cell table:formula="of:=[.D352]/[.B352]*60" office:value-type="float" office:value="26.9203539823009" calcext:value-type="float">
            <text:p>26.9203539823009</text:p>
          </table:table-cell>
          <table:table-cell table:formula="of:=[.D352]/[.C352]/[.E352]" office:value-type="float" office:value="0.0000206571163154549" calcext:value-type="float">
            <text:p>2.06571163154549E-05</text:p>
          </table:table-cell>
          <table:table-cell table:formula="of:=[.M352] * 1.60934" office:value-type="float" office:value="0.0000332443235711143" calcext:value-type="float">
            <text:p>3.32443235711143E-05</text:p>
          </table:table-cell>
          <table:table-cell table:formula="of:=[.N352]*1000" office:value-type="float" office:value="0.0332443235711143" calcext:value-type="float">
            <text:p>0.0332443235711143</text:p>
          </table:table-cell>
          <table:table-cell table:formula="of:=[.O352]*[.E352]" office:value-type="float" office:value="12.0344451327434" calcext:value-type="float">
            <text:p>12.034445132743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05/30/22</text:p>
          </table:table-cell>
          <table:table-cell office:value-type="float" office:value="47.6" calcext:value-type="float">
            <text:p>47.6</text:p>
          </table:table-cell>
          <table:table-cell table:formula="of:=[.B353]*60" office:value-type="float" office:value="2856" calcext:value-type="float">
            <text:p>2856</text:p>
          </table:table-cell>
          <table:table-cell office:value-type="float" office:value="20.44" calcext:value-type="float">
            <text:p>20.44</text:p>
          </table:table-cell>
          <table:table-cell office:value-type="float" office:value="325" calcext:value-type="float">
            <text:p>325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53]/[.B353]*60" office:value-type="float" office:value="25.7647058823529" calcext:value-type="float">
            <text:p>25.7647058823529</text:p>
          </table:table-cell>
          <table:table-cell table:formula="of:=[.D353]/[.C353]/[.E353]" office:value-type="float" office:value="0.0000220211161387632" calcext:value-type="float">
            <text:p>2.20211161387632E-05</text:p>
          </table:table-cell>
          <table:table-cell table:formula="of:=[.M353] * 1.60934" office:value-type="float" office:value="0.0000354394630467572" calcext:value-type="float">
            <text:p>3.54394630467572E-05</text:p>
          </table:table-cell>
          <table:table-cell table:formula="of:=[.N353]*1000" office:value-type="float" office:value="0.0354394630467572" calcext:value-type="float">
            <text:p>0.0354394630467572</text:p>
          </table:table-cell>
          <table:table-cell table:formula="of:=[.O353]*[.E353]" office:value-type="float" office:value="11.5178254901961" calcext:value-type="float">
            <text:p>11.5178254901961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48.4" calcext:value-type="float">
            <text:p>48.4</text:p>
          </table:table-cell>
          <table:table-cell table:formula="of:=[.B354]*60" office:value-type="float" office:value="2904" calcext:value-type="float">
            <text:p>2904</text:p>
          </table:table-cell>
          <table:table-cell office:value-type="float" office:value="20.12" calcext:value-type="float">
            <text:p>20.12</text:p>
          </table:table-cell>
          <table:table-cell office:value-type="float" office:value="298" calcext:value-type="float">
            <text:p>29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29" calcext:value-type="float">
            <text:p>829</text:p>
          </table:table-cell>
          <table:table-cell office:value-type="float" office:value="749" calcext:value-type="float">
            <text:p>749</text:p>
          </table:table-cell>
          <table:table-cell table:formula="of:=[.D354]/[.B354]*60" office:value-type="float" office:value="24.9421487603306" calcext:value-type="float">
            <text:p>24.9421487603306</text:p>
          </table:table-cell>
          <table:table-cell table:formula="of:=[.D354]/[.C354]/[.E354]" office:value-type="float" office:value="0.0000232495793813671" calcext:value-type="float">
            <text:p>2.32495793813671E-05</text:p>
          </table:table-cell>
          <table:table-cell table:formula="of:=[.M354] * 1.60934" office:value-type="float" office:value="0.0000374164780816093" calcext:value-type="float">
            <text:p>3.74164780816093E-05</text:p>
          </table:table-cell>
          <table:table-cell table:formula="of:=[.N354]*1000" office:value-type="float" office:value="0.0374164780816093" calcext:value-type="float">
            <text:p>0.0374164780816093</text:p>
          </table:table-cell>
          <table:table-cell table:formula="of:=[.O354]*[.E354]" office:value-type="float" office:value="11.1501104683196" calcext:value-type="float">
            <text:p>11.150110468319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6.2" calcext:value-type="float">
            <text:p>46.2</text:p>
          </table:table-cell>
          <table:table-cell table:formula="of:=[.B355]*60" office:value-type="float" office:value="2772" calcext:value-type="float">
            <text:p>2772</text:p>
          </table:table-cell>
          <table:table-cell office:value-type="float" office:value="19.09" calcext:value-type="float">
            <text:p>19.09</text:p>
          </table:table-cell>
          <table:table-cell office:value-type="float" office:value="298" calcext:value-type="float">
            <text:p>29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786" calcext:value-type="float">
            <text:p>786</text:p>
          </table:table-cell>
          <table:table-cell office:value-type="float" office:value="706" calcext:value-type="float">
            <text:p>706</text:p>
          </table:table-cell>
          <table:table-cell table:formula="of:=[.D355]/[.B355]*60" office:value-type="float" office:value="24.7922077922078" calcext:value-type="float">
            <text:p>24.7922077922078</text:p>
          </table:table-cell>
          <table:table-cell table:formula="of:=[.D355]/[.C355]/[.E355]" office:value-type="float" office:value="0.0000231098133782697" calcext:value-type="float">
            <text:p>2.31098133782697E-05</text:p>
          </table:table-cell>
          <table:table-cell table:formula="of:=[.M355] * 1.60934" office:value-type="float" office:value="0.0000371915470621846" calcext:value-type="float">
            <text:p>3.71915470621846E-05</text:p>
          </table:table-cell>
          <table:table-cell table:formula="of:=[.N355]*1000" office:value-type="float" office:value="0.0371915470621846" calcext:value-type="float">
            <text:p>0.0371915470621846</text:p>
          </table:table-cell>
          <table:table-cell table:formula="of:=[.O355]*[.E355]" office:value-type="float" office:value="11.083081024531" calcext:value-type="float">
            <text:p>11.083081024531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0" calcext:value-type="float">
            <text:p>50</text:p>
          </table:table-cell>
          <table:table-cell table:formula="of:=[.B356]*60" office:value-type="float" office:value="3000" calcext:value-type="float">
            <text:p>3000</text:p>
          </table:table-cell>
          <table:table-cell office:value-type="float" office:value="20.32" calcext:value-type="float">
            <text:p>20.32</text:p>
          </table:table-cell>
          <table:table-cell office:value-type="float" office:value="316" calcext:value-type="float">
            <text:p>31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869" calcext:value-type="float">
            <text:p>869</text:p>
          </table:table-cell>
          <table:table-cell office:value-type="float" office:value="791" calcext:value-type="float">
            <text:p>791</text:p>
          </table:table-cell>
          <table:table-cell table:formula="of:=[.D356]/[.B356]*60" office:value-type="float" office:value="24.384" calcext:value-type="float">
            <text:p>24.384</text:p>
          </table:table-cell>
          <table:table-cell table:formula="of:=[.D356]/[.C356]/[.E356]" office:value-type="float" office:value="0.0000214345991561181" calcext:value-type="float">
            <text:p>2.14345991561181E-05</text:p>
          </table:table-cell>
          <table:table-cell table:formula="of:=[.M356] * 1.60934" office:value-type="float" office:value="0.0000344955578059072" calcext:value-type="float">
            <text:p>3.44955578059072E-05</text:p>
          </table:table-cell>
          <table:table-cell table:formula="of:=[.N356]*1000" office:value-type="float" office:value="0.0344955578059072" calcext:value-type="float">
            <text:p>0.0344955578059072</text:p>
          </table:table-cell>
          <table:table-cell table:formula="of:=[.O356]*[.E356]" office:value-type="float" office:value="10.9005962666667" calcext:value-type="float">
            <text:p>10.9005962666667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48" calcext:value-type="float">
            <text:p>48</text:p>
          </table:table-cell>
          <table:table-cell table:formula="of:=[.B357]*60" office:value-type="float" office:value="2880" calcext:value-type="float">
            <text:p>2880</text:p>
          </table:table-cell>
          <table:table-cell office:value-type="float" office:value="19.9" calcext:value-type="float">
            <text:p>19.9</text:p>
          </table:table-cell>
          <table:table-cell office:value-type="float" office:value="307" calcext:value-type="float">
            <text:p>30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357]/[.B357]*60" office:value-type="float" office:value="24.875" calcext:value-type="float">
            <text:p>24.875</text:p>
          </table:table-cell>
          <table:table-cell table:formula="of:=[.D357]/[.C357]/[.E357]" office:value-type="float" office:value="0.0000225072385088672" calcext:value-type="float">
            <text:p>2.25072385088672E-05</text:p>
          </table:table-cell>
          <table:table-cell table:formula="of:=[.M357] * 1.60934" office:value-type="float" office:value="0.0000362217992218603" calcext:value-type="float">
            <text:p>3.62217992218603E-05</text:p>
          </table:table-cell>
          <table:table-cell table:formula="of:=[.N357]*1000" office:value-type="float" office:value="0.0362217992218603" calcext:value-type="float">
            <text:p>0.0362217992218603</text:p>
          </table:table-cell>
          <table:table-cell table:formula="of:=[.O357]*[.E357]" office:value-type="float" office:value="11.1200923611111" calcext:value-type="float">
            <text:p>11.1200923611111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6" calcext:value-type="float">
            <text:p>46</text:p>
          </table:table-cell>
          <table:table-cell table:formula="of:=[.B358]*60" office:value-type="float" office:value="2760" calcext:value-type="float">
            <text:p>2760</text:p>
          </table:table-cell>
          <table:table-cell office:value-type="float" office:value="19.12" calcext:value-type="float">
            <text:p>19.12</text:p>
          </table:table-cell>
          <table:table-cell office:value-type="float" office:value="299" calcext:value-type="float">
            <text:p>299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358]/[.B358]*60" office:value-type="float" office:value="24.9391304347826" calcext:value-type="float">
            <text:p>24.9391304347826</text:p>
          </table:table-cell>
          <table:table-cell table:formula="of:=[.D358]/[.C358]/[.E358]" office:value-type="float" office:value="0.00002316901749794" calcext:value-type="float">
            <text:p>2.316901749794E-05</text:p>
          </table:table-cell>
          <table:table-cell table:formula="of:=[.M358] * 1.60934" office:value-type="float" office:value="0.0000372868266201347" calcext:value-type="float">
            <text:p>3.72868266201347E-05</text:p>
          </table:table-cell>
          <table:table-cell table:formula="of:=[.N358]*1000" office:value-type="float" office:value="0.0372868266201348" calcext:value-type="float">
            <text:p>0.0372868266201348</text:p>
          </table:table-cell>
          <table:table-cell table:formula="of:=[.O358]*[.E358]" office:value-type="float" office:value="11.1487611594203" calcext:value-type="float">
            <text:p>11.1487611594203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9.5" calcext:value-type="float">
            <text:p>49.5</text:p>
          </table:table-cell>
          <table:table-cell table:formula="of:=[.B359]*60" office:value-type="float" office:value="2970" calcext:value-type="float">
            <text:p>2970</text:p>
          </table:table-cell>
          <table:table-cell office:value-type="float" office:value="20.24" calcext:value-type="float">
            <text:p>20.24</text:p>
          </table:table-cell>
          <table:table-cell office:value-type="float" office:value="293" calcext:value-type="float">
            <text:p>29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837" calcext:value-type="float">
            <text:p>837</text:p>
          </table:table-cell>
          <table:table-cell office:value-type="float" office:value="755" calcext:value-type="float">
            <text:p>755</text:p>
          </table:table-cell>
          <table:table-cell table:formula="of:=[.D359]/[.B359]*60" office:value-type="float" office:value="24.5333333333333" calcext:value-type="float">
            <text:p>24.5333333333333</text:p>
          </table:table-cell>
          <table:table-cell table:formula="of:=[.D359]/[.C359]/[.E359]" office:value-type="float" office:value="0.0000232587536341802" calcext:value-type="float">
            <text:p>2.32587536341802E-05</text:p>
          </table:table-cell>
          <table:table-cell table:formula="of:=[.M359] * 1.60934" office:value-type="float" office:value="0.0000374312425736316" calcext:value-type="float">
            <text:p>3.74312425736316E-05</text:p>
          </table:table-cell>
          <table:table-cell table:formula="of:=[.N359]*1000" office:value-type="float" office:value="0.0374312425736316" calcext:value-type="float">
            <text:p>0.0374312425736316</text:p>
          </table:table-cell>
          <table:table-cell table:formula="of:=[.O359]*[.E359]" office:value-type="float" office:value="10.9673540740741" calcext:value-type="float">
            <text:p>10.9673540740741</text:p>
          </table:table-cell>
          <table:table-cell table:number-columns-repeated="3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/>
          <table:table-cell table:formula="of:=[.B360]*60" office:value-type="float" office:value="0" calcext:value-type="float">
            <text:p>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float" office:value="862" calcext:value-type="float">
            <text:p>862</text:p>
          </table:table-cell>
          <table:table-cell office:value-type="float" office:value="781" calcext:value-type="float">
            <text:p>781</text:p>
          </table:table-cell>
          <table:table-cell table:number-columns-repeated="8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 office:value-type="float" office:value="49.2" calcext:value-type="float">
            <text:p>49.2</text:p>
          </table:table-cell>
          <table:table-cell table:formula="of:=[.B361]*60" office:value-type="float" office:value="2952" calcext:value-type="float">
            <text:p>2952</text:p>
          </table:table-cell>
          <table:table-cell office:value-type="float" office:value="20.18" calcext:value-type="float">
            <text:p>20.18</text:p>
          </table:table-cell>
          <table:table-cell office:value-type="float" office:value="292" calcext:value-type="float">
            <text:p>292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829" calcext:value-type="float">
            <text:p>829</text:p>
          </table:table-cell>
          <table:table-cell office:value-type="float" office:value="746" calcext:value-type="float">
            <text:p>746</text:p>
          </table:table-cell>
          <table:table-cell table:formula="of:=[.D361]/[.B361]*60" office:value-type="float" office:value="24.609756097561" calcext:value-type="float">
            <text:p>24.609756097561</text:p>
          </table:table-cell>
          <table:table-cell table:formula="of:=[.D361]/[.C361]/[.E361]" office:value-type="float" office:value="0.0000234111073987452" calcext:value-type="float">
            <text:p>2.34111073987452E-05</text:p>
          </table:table-cell>
          <table:table-cell table:formula="of:=[.M361] * 1.60934" office:value-type="float" office:value="0.0000376764315810966" calcext:value-type="float">
            <text:p>3.76764315810966E-05</text:p>
          </table:table-cell>
          <table:table-cell table:formula="of:=[.N361]*1000" office:value-type="float" office:value="0.0376764315810966" calcext:value-type="float">
            <text:p>0.0376764315810966</text:p>
          </table:table-cell>
          <table:table-cell table:formula="of:=[.O361]*[.E361]" office:value-type="float" office:value="11.0015180216802" calcext:value-type="float">
            <text:p>11.0015180216802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/>
          <table:table-cell table:formula="of:=[.B362]*60" office:value-type="float" office:value="0" calcext:value-type="float">
            <text:p>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833" calcext:value-type="float">
            <text:p>833</text:p>
          </table:table-cell>
          <table:table-cell office:value-type="float" office:value="753" calcext:value-type="float">
            <text:p>753</text:p>
          </table:table-cell>
          <table:table-cell table:number-columns-repeated="8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float" office:value="50.2" calcext:value-type="float">
            <text:p>50.2</text:p>
          </table:table-cell>
          <table:table-cell table:formula="of:=[.B363]*60" office:value-type="float" office:value="3012" calcext:value-type="float">
            <text:p>3012</text:p>
          </table:table-cell>
          <table:table-cell office:value-type="float" office:value="20.94" calcext:value-type="float">
            <text:p>20.94</text:p>
          </table:table-cell>
          <table:table-cell office:value-type="float" office:value="297" calcext:value-type="float">
            <text:p>297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3]/[.B363]*60" office:value-type="float" office:value="25.0278884462151" calcext:value-type="float">
            <text:p>25.0278884462151</text:p>
          </table:table-cell>
          <table:table-cell table:formula="of:=[.D363]/[.C363]/[.E363]" office:value-type="float" office:value="0.0000234080512964975" calcext:value-type="float">
            <text:p>2.34080512964975E-05</text:p>
          </table:table-cell>
          <table:table-cell table:formula="of:=[.M363] * 1.60934" office:value-type="float" office:value="0.0000376715132735053" calcext:value-type="float">
            <text:p>3.76715132735053E-05</text:p>
          </table:table-cell>
          <table:table-cell table:formula="of:=[.N363]*1000" office:value-type="float" office:value="0.0376715132735053" calcext:value-type="float">
            <text:p>0.0376715132735053</text:p>
          </table:table-cell>
          <table:table-cell table:formula="of:=[.O363]*[.E363]" office:value-type="float" office:value="11.1884394422311" calcext:value-type="float">
            <text:p>11.1884394422311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float" office:value="46.6" calcext:value-type="float">
            <text:p>46.6</text:p>
          </table:table-cell>
          <table:table-cell table:formula="of:=[.B364]*60" office:value-type="float" office:value="2796" calcext:value-type="float">
            <text:p>2796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609" calcext:value-type="float">
            <text:p>609</text:p>
          </table:table-cell>
          <table:table-cell office:value-type="float" office:value="551" calcext:value-type="float">
            <text:p>551</text:p>
          </table:table-cell>
          <table:table-cell table:formula="of:=[.D364]/[.B364]*60" office:value-type="float" office:value="25.0944206008584" calcext:value-type="float">
            <text:p>25.0944206008584</text:p>
          </table:table-cell>
          <table:table-cell table:formula="of:=[.D364]/[.C364]/[.E364]" office:value-type="float" office:value="0.0000231583800303233" calcext:value-type="float">
            <text:p>2.31583800303233E-05</text:p>
          </table:table-cell>
          <table:table-cell table:formula="of:=[.M364] * 1.60934" office:value-type="float" office:value="0.0000372697073180006" calcext:value-type="float">
            <text:p>3.72697073180006E-05</text:p>
          </table:table-cell>
          <table:table-cell table:formula="of:=[.N364]*1000" office:value-type="float" office:value="0.0372697073180006" calcext:value-type="float">
            <text:p>0.0372697073180006</text:p>
          </table:table-cell>
          <table:table-cell table:formula="of:=[.O364]*[.E364]" office:value-type="float" office:value="11.2181819027182" calcext:value-type="float">
            <text:p>11.2181819027182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float" office:value="47.3" calcext:value-type="float">
            <text:p>47.3</text:p>
          </table:table-cell>
          <table:table-cell table:formula="of:=[.B365]*60" office:value-type="float" office:value="2838" calcext:value-type="float">
            <text:p>2838</text:p>
          </table:table-cell>
          <table:table-cell office:value-type="float" office:value="20.08" calcext:value-type="float">
            <text:p>20.08</text:p>
          </table:table-cell>
          <table:table-cell office:value-type="float" office:value="311" calcext:value-type="float">
            <text:p>311</text:p>
          </table:table-cell>
          <table:table-cell office:value-type="float" office:value="44.8" calcext:value-type="float">
            <text:p>44.8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office:value-type="float" office:value="852" calcext:value-type="float">
            <text:p>852</text:p>
          </table:table-cell>
          <table:table-cell office:value-type="float" office:value="773" calcext:value-type="float">
            <text:p>773</text:p>
          </table:table-cell>
          <table:table-cell table:formula="of:=[.D365]/[.B365]*60" office:value-type="float" office:value="25.4714587737844" calcext:value-type="float">
            <text:p>25.4714587737844</text:p>
          </table:table-cell>
          <table:table-cell table:formula="of:=[.D365]/[.C365]/[.E365]" office:value-type="float" office:value="0.0000227504990834087" calcext:value-type="float">
            <text:p>2.27504990834087E-05</text:p>
          </table:table-cell>
          <table:table-cell table:formula="of:=[.M365] * 1.60934" office:value-type="float" office:value="0.0000366132881948929" calcext:value-type="float">
            <text:p>3.66132881948929E-05</text:p>
          </table:table-cell>
          <table:table-cell table:formula="of:=[.N365]*1000" office:value-type="float" office:value="0.0366132881948929" calcext:value-type="float">
            <text:p>0.0366132881948929</text:p>
          </table:table-cell>
          <table:table-cell table:formula="of:=[.O365]*[.E365]" office:value-type="float" office:value="11.3867326286117" calcext:value-type="float">
            <text:p>11.3867326286117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06/10/22</text:p>
          </table:table-cell>
          <table:table-cell office:value-type="float" office:value="47.1" calcext:value-type="float">
            <text:p>47.1</text:p>
          </table:table-cell>
          <table:table-cell table:formula="of:=[.B366]*60" office:value-type="float" office:value="2826" calcext:value-type="float">
            <text:p>2826</text:p>
          </table:table-cell>
          <table:table-cell office:value-type="float" office:value="19.6" calcext:value-type="float">
            <text:p>19.6</text:p>
          </table:table-cell>
          <table:table-cell office:value-type="float" office:value="297" calcext:value-type="float">
            <text:p>29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366]/[.B366]*60" office:value-type="float" office:value="24.968152866242" calcext:value-type="float">
            <text:p>24.968152866242</text:p>
          </table:table-cell>
          <table:table-cell table:formula="of:=[.D366]/[.C366]/[.E366]" office:value-type="float" office:value="0.0000233521818801366" calcext:value-type="float">
            <text:p>2.33521818801366E-05</text:p>
          </table:table-cell>
          <table:table-cell table:formula="of:=[.M366] * 1.60934" office:value-type="float" office:value="0.000037581600386979" calcext:value-type="float">
            <text:p>3.7581600386979E-05</text:p>
          </table:table-cell>
          <table:table-cell table:formula="of:=[.N366]*1000" office:value-type="float" office:value="0.037581600386979" calcext:value-type="float">
            <text:p>0.037581600386979</text:p>
          </table:table-cell>
          <table:table-cell table:formula="of:=[.O366]*[.E366]" office:value-type="float" office:value="11.1617353149328" calcext:value-type="float">
            <text:p>11.1617353149328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53.5" calcext:value-type="float">
            <text:p>53.5</text:p>
          </table:table-cell>
          <table:table-cell table:formula="of:=[.B367]*60" office:value-type="float" office:value="3210" calcext:value-type="float">
            <text:p>3210</text:p>
          </table:table-cell>
          <table:table-cell office:value-type="float" office:value="22.15" calcext:value-type="float">
            <text:p>22.15</text:p>
          </table:table-cell>
          <table:table-cell office:value-type="float" office:value="294" calcext:value-type="float">
            <text:p>294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70" calcext:value-type="float">
            <text:p>870</text:p>
          </table:table-cell>
          <table:table-cell office:value-type="float" office:value="790" calcext:value-type="float">
            <text:p>790</text:p>
          </table:table-cell>
          <table:table-cell table:formula="of:=[.D367]/[.B367]*60" office:value-type="float" office:value="24.8411214953271" calcext:value-type="float">
            <text:p>24.8411214953271</text:p>
          </table:table-cell>
          <table:table-cell table:formula="of:=[.D367]/[.C367]/[.E367]" office:value-type="float" office:value="0.0000234704473689787" calcext:value-type="float">
            <text:p>2.34704473689787E-05</text:p>
          </table:table-cell>
          <table:table-cell table:formula="of:=[.M367] * 1.60934" office:value-type="float" office:value="0.0000377719297687922" calcext:value-type="float">
            <text:p>3.77719297687922E-05</text:p>
          </table:table-cell>
          <table:table-cell table:formula="of:=[.N367]*1000" office:value-type="float" office:value="0.0377719297687923" calcext:value-type="float">
            <text:p>0.0377719297687923</text:p>
          </table:table-cell>
          <table:table-cell table:formula="of:=[.O367]*[.E367]" office:value-type="float" office:value="11.1049473520249" calcext:value-type="float">
            <text:p>11.1049473520249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47.3" calcext:value-type="float">
            <text:p>47.3</text:p>
          </table:table-cell>
          <table:table-cell table:formula="of:=[.B368]*60" office:value-type="float" office:value="2838" calcext:value-type="float">
            <text:p>2838</text:p>
          </table:table-cell>
          <table:table-cell office:value-type="float" office:value="19.54" calcext:value-type="float">
            <text:p>19.54</text:p>
          </table:table-cell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18.77" calcext:value-type="float">
            <text:p>18.77</text:p>
          </table:table-cell>
          <table:table-cell office:value-type="float" office:value="293" calcext:value-type="float">
            <text:p>293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67" calcext:value-type="float">
            <text:p>267</text:p>
          </table:table-cell>
          <table:table-cell table:formula="of:=[.D368]/[.B368]*60" office:value-type="float" office:value="24.7864693446089" calcext:value-type="float">
            <text:p>24.7864693446089</text:p>
          </table:table-cell>
          <table:table-cell table:formula="of:=[.D368]/[.C368]/[.E368]" office:value-type="float" office:value="0.0000239900013014023" calcext:value-type="float">
            <text:p>2.39900013014023E-05</text:p>
          </table:table-cell>
          <table:table-cell table:formula="of:=[.M368] * 1.60934" office:value-type="float" office:value="0.0000386080686943988" calcext:value-type="float">
            <text:p>3.86080686943988E-05</text:p>
          </table:table-cell>
          <table:table-cell table:formula="of:=[.N368]*1000" office:value-type="float" office:value="0.0386080686943988" calcext:value-type="float">
            <text:p>0.0386080686943988</text:p>
          </table:table-cell>
          <table:table-cell table:formula="of:=[.O368]*[.E368]" office:value-type="float" office:value="11.0805157152925" calcext:value-type="float">
            <text:p>11.0805157152925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48.2" calcext:value-type="float">
            <text:p>48.2</text:p>
          </table:table-cell>
          <table:table-cell table:formula="of:=[.B369]*60" office:value-type="float" office:value="2892" calcext:value-type="float">
            <text:p>2892</text:p>
          </table:table-cell>
          <table:table-cell office:value-type="float" office:value="20.23" calcext:value-type="float">
            <text:p>20.23</text:p>
          </table:table-cell>
          <table:table-cell office:value-type="float" office:value="302" calcext:value-type="float">
            <text:p>302</text:p>
          </table:table-cell>
          <table:table-cell office:value-type="float" office:value="44.8" calcext:value-type="float">
            <text:p>44.8</text:p>
          </table:table-cell>
          <table:table-cell office:value-type="float" office:value="19.14" calcext:value-type="float">
            <text:p>19.14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9]/[.B369]*60" office:value-type="float" office:value="25.1825726141079" calcext:value-type="float">
            <text:p>25.1825726141079</text:p>
          </table:table-cell>
          <table:table-cell table:formula="of:=[.D369]/[.C369]/[.E369]" office:value-type="float" office:value="0.0000231627783426305" calcext:value-type="float">
            <text:p>2.31627783426305E-05</text:p>
          </table:table-cell>
          <table:table-cell table:formula="of:=[.M369] * 1.60934" office:value-type="float" office:value="0.000037276785697929" calcext:value-type="float">
            <text:p>3.7276785697929E-05</text:p>
          </table:table-cell>
          <table:table-cell table:formula="of:=[.N369]*1000" office:value-type="float" office:value="0.037276785697929" calcext:value-type="float">
            <text:p>0.037276785697929</text:p>
          </table:table-cell>
          <table:table-cell table:formula="of:=[.O369]*[.E369]" office:value-type="float" office:value="11.2575892807746" calcext:value-type="float">
            <text:p>11.2575892807746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52.3" calcext:value-type="float">
            <text:p>52.3</text:p>
          </table:table-cell>
          <table:table-cell table:formula="of:=[.B370]*60" office:value-type="float" office:value="3138" calcext:value-type="float">
            <text:p>3138</text:p>
          </table:table-cell>
          <table:table-cell office:value-type="float" office:value="21.42" calcext:value-type="float">
            <text:p>21.42</text:p>
          </table:table-cell>
          <table:table-cell office:value-type="float" office:value="288" calcext:value-type="float">
            <text:p>28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370]/[.B370]*60" office:value-type="float" office:value="24.5736137667304" calcext:value-type="float">
            <text:p>24.5736137667304</text:p>
          </table:table-cell>
          <table:table-cell table:formula="of:=[.D370]/[.C370]/[.E370]" office:value-type="float" office:value="0.0000237014021669853" calcext:value-type="float">
            <text:p>2.37014021669853E-05</text:p>
          </table:table-cell>
          <table:table-cell table:formula="of:=[.M370] * 1.60934" office:value-type="float" office:value="0.0000381436145634162" calcext:value-type="float">
            <text:p>3.81436145634162E-05</text:p>
          </table:table-cell>
          <table:table-cell table:formula="of:=[.N370]*1000" office:value-type="float" office:value="0.0381436145634162" calcext:value-type="float">
            <text:p>0.0381436145634162</text:p>
          </table:table-cell>
          <table:table-cell table:formula="of:=[.O370]*[.E370]" office:value-type="float" office:value="10.9853609942639" calcext:value-type="float">
            <text:p>10.9853609942639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float" office:value="47.5" calcext:value-type="float">
            <text:p>47.5</text:p>
          </table:table-cell>
          <table:table-cell table:formula="of:=[.B371]*60" office:value-type="float" office:value="2850" calcext:value-type="float">
            <text:p>2850</text:p>
          </table:table-cell>
          <table:table-cell office:value-type="float" office:value="19.86" calcext:value-type="float">
            <text:p>19.86</text:p>
          </table:table-cell>
          <table:table-cell office:value-type="float" office:value="301" calcext:value-type="float">
            <text:p>301</text:p>
          </table:table-cell>
          <table:table-cell office:value-type="float" office:value="41.8" calcext:value-type="float">
            <text:p>41.8</text:p>
          </table:table-cell>
          <table:table-cell office:value-type="float" office:value="17.94" calcext:value-type="float">
            <text:p>17.9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371]/[.B371]*60" office:value-type="float" office:value="25.0863157894737" calcext:value-type="float">
            <text:p>25.0863157894737</text:p>
          </table:table-cell>
          <table:table-cell table:formula="of:=[.D371]/[.C371]/[.E371]" office:value-type="float" office:value="0.0000231509005070817" calcext:value-type="float">
            <text:p>2.31509005070817E-05</text:p>
          </table:table-cell>
          <table:table-cell table:formula="of:=[.M371] * 1.60934" office:value-type="float" office:value="0.0000372576702220668" calcext:value-type="float">
            <text:p>3.72576702220668E-05</text:p>
          </table:table-cell>
          <table:table-cell table:formula="of:=[.N371]*1000" office:value-type="float" office:value="0.0372576702220668" calcext:value-type="float">
            <text:p>0.0372576702220668</text:p>
          </table:table-cell>
          <table:table-cell table:formula="of:=[.O371]*[.E371]" office:value-type="float" office:value="11.2145587368421" calcext:value-type="float">
            <text:p>11.2145587368421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float" office:value="46" calcext:value-type="float">
            <text:p>46</text:p>
          </table:table-cell>
          <table:table-cell table:formula="of:=[.B372]*60" office:value-type="float" office:value="2760" calcext:value-type="float">
            <text:p>2760</text:p>
          </table:table-cell>
          <table:table-cell office:value-type="float" office:value="19.28" calcext:value-type="float">
            <text:p>19.28</text:p>
          </table:table-cell>
          <table:table-cell office:value-type="float" office:value="305" calcext:value-type="float">
            <text:p>305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9" calcext:value-type="float">
            <text:p>749</text:p>
          </table:table-cell>
          <table:table-cell table:formula="of:=[.D372]/[.B372]*60" office:value-type="float" office:value="25.1478260869565" calcext:value-type="float">
            <text:p>25.1478260869565</text:p>
          </table:table-cell>
          <table:table-cell table:formula="of:=[.D372]/[.C372]/[.E372]" office:value-type="float" office:value="0.0000229033024471371" calcext:value-type="float">
            <text:p>2.29033024471371E-05</text:p>
          </table:table-cell>
          <table:table-cell table:formula="of:=[.M372] * 1.60934" office:value-type="float" office:value="0.0000368592007602756" calcext:value-type="float">
            <text:p>3.68592007602756E-05</text:p>
          </table:table-cell>
          <table:table-cell table:formula="of:=[.N372]*1000" office:value-type="float" office:value="0.0368592007602756" calcext:value-type="float">
            <text:p>0.0368592007602756</text:p>
          </table:table-cell>
          <table:table-cell table:formula="of:=[.O372]*[.E372]" office:value-type="float" office:value="11.2420562318841" calcext:value-type="float">
            <text:p>11.2420562318841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float" office:value="47.4" calcext:value-type="float">
            <text:p>47.4</text:p>
          </table:table-cell>
          <table:table-cell table:formula="of:=[.B373]*60" office:value-type="float" office:value="2844" calcext:value-type="float">
            <text:p>2844</text:p>
          </table:table-cell>
          <table:table-cell office:value-type="float" office:value="20.5" calcext:value-type="float">
            <text:p>20.5</text:p>
          </table:table-cell>
          <table:table-cell office:value-type="float" office:value="330" calcext:value-type="float">
            <text:p>330</text:p>
          </table:table-cell>
          <table:table-cell office:value-type="float" office:value="44.8" calcext:value-type="float">
            <text:p>44.8</text:p>
          </table:table-cell>
          <table:table-cell office:value-type="float" office:value="19.6" calcext:value-type="float">
            <text:p>19.6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7" calcext:value-type="float">
            <text:p>827</text:p>
          </table:table-cell>
          <table:table-cell table:formula="of:=[.D373]/[.B373]*60" office:value-type="float" office:value="25.9493670886076" calcext:value-type="float">
            <text:p>25.9493670886076</text:p>
          </table:table-cell>
          <table:table-cell table:formula="of:=[.D373]/[.C373]/[.E373]" office:value-type="float" office:value="0.000021842901589737" calcext:value-type="float">
            <text:p>2.1842901589737E-05</text:p>
          </table:table-cell>
          <table:table-cell table:formula="of:=[.M373] * 1.60934" office:value-type="float" office:value="0.0000351526552444274" calcext:value-type="float">
            <text:p>3.51526552444274E-05</text:p>
          </table:table-cell>
          <table:table-cell table:formula="of:=[.N373]*1000" office:value-type="float" office:value="0.0351526552444274" calcext:value-type="float">
            <text:p>0.0351526552444274</text:p>
          </table:table-cell>
          <table:table-cell table:formula="of:=[.O373]*[.E373]" office:value-type="float" office:value="11.600376230661" calcext:value-type="float">
            <text:p>11.600376230661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float" office:value="48.4" calcext:value-type="float">
            <text:p>48.4</text:p>
          </table:table-cell>
          <table:table-cell table:formula="of:=[.B374]*60" office:value-type="float" office:value="2904" calcext:value-type="float">
            <text:p>2904</text:p>
          </table:table-cell>
          <table:table-cell office:value-type="float" office:value="20.18" calcext:value-type="float">
            <text:p>20.1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847" calcext:value-type="float">
            <text:p>847</text:p>
          </table:table-cell>
          <table:table-cell office:value-type="float" office:value="770" calcext:value-type="float">
            <text:p>770</text:p>
          </table:table-cell>
          <table:table-cell table:formula="of:=[.D374]/[.B374]*60" office:value-type="float" office:value="25.0165289256198" calcext:value-type="float">
            <text:p>25.0165289256198</text:p>
          </table:table-cell>
          <table:table-cell table:formula="of:=[.D374]/[.C374]/[.E374]" office:value-type="float" office:value="0.000022488789037774" calcext:value-type="float">
            <text:p>2.2488789037774E-05</text:p>
          </table:table-cell>
          <table:table-cell table:formula="of:=[.M374] * 1.60934" office:value-type="float" office:value="0.0000361921077500513" calcext:value-type="float">
            <text:p>3.61921077500513E-05</text:p>
          </table:table-cell>
          <table:table-cell table:formula="of:=[.N374]*1000" office:value-type="float" office:value="0.0361921077500513" calcext:value-type="float">
            <text:p>0.0361921077500513</text:p>
          </table:table-cell>
          <table:table-cell table:formula="of:=[.O374]*[.E374]" office:value-type="float" office:value="11.1833612947658" calcext:value-type="float">
            <text:p>11.1833612947658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06/17/22</text:p>
          </table:table-cell>
          <table:table-cell office:value-type="float" office:value="47.8" calcext:value-type="float">
            <text:p>47.8</text:p>
          </table:table-cell>
          <table:table-cell table:formula="of:=[.B375]*60" office:value-type="float" office:value="2868" calcext:value-type="float">
            <text:p>2868</text:p>
          </table:table-cell>
          <table:table-cell office:value-type="float" office:value="20.24" calcext:value-type="float">
            <text:p>20.24</text:p>
          </table:table-cell>
          <table:table-cell office:value-type="float" office:value="310" calcext:value-type="float">
            <text:p>310</text:p>
          </table:table-cell>
          <table:table-cell office:value-type="float" office:value="44.8" calcext:value-type="float">
            <text:p>44.8</text:p>
          </table:table-cell>
          <table:table-cell office:value-type="float" office:value="19.16" calcext:value-type="float">
            <text:p>19.16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375]/[.B375]*60" office:value-type="float" office:value="25.4058577405858" calcext:value-type="float">
            <text:p>25.4058577405858</text:p>
          </table:table-cell>
          <table:table-cell table:formula="of:=[.D375]/[.C375]/[.E375]" office:value-type="float" office:value="0.000022765105502317" calcext:value-type="float">
            <text:p>2.2765105502317E-05</text:p>
          </table:table-cell>
          <table:table-cell table:formula="of:=[.M375] * 1.60934" office:value-type="float" office:value="0.0000366367948890988" calcext:value-type="float">
            <text:p>3.66367948890988E-05</text:p>
          </table:table-cell>
          <table:table-cell table:formula="of:=[.N375]*1000" office:value-type="float" office:value="0.0366367948890988" calcext:value-type="float">
            <text:p>0.0366367948890988</text:p>
          </table:table-cell>
          <table:table-cell table:formula="of:=[.O375]*[.E375]" office:value-type="float" office:value="11.3574064156206" calcext:value-type="float">
            <text:p>11.3574064156206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47.5" calcext:value-type="float">
            <text:p>47.5</text:p>
          </table:table-cell>
          <table:table-cell table:formula="of:=[.B376]*60" office:value-type="float" office:value="2850" calcext:value-type="float">
            <text:p>2850</text:p>
          </table:table-cell>
          <table:table-cell office:value-type="float" office:value="20.15" calcext:value-type="float">
            <text:p>20.15</text:p>
          </table:table-cell>
          <table:table-cell office:value-type="float" office:value="313" calcext:value-type="float">
            <text:p>313</text:p>
          </table:table-cell>
          <table:table-cell office:value-type="float" office:value="45.3" calcext:value-type="float">
            <text:p>45.3</text:p>
          </table:table-cell>
          <table:table-cell office:value-type="float" office:value="19.31" calcext:value-type="float">
            <text:p>19.31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376]/[.B376]*60" office:value-type="float" office:value="25.4526315789474" calcext:value-type="float">
            <text:p>25.4526315789474</text:p>
          </table:table-cell>
          <table:table-cell table:formula="of:=[.D376]/[.C376]/[.E376]" office:value-type="float" office:value="0.0000225884199316182" calcext:value-type="float">
            <text:p>2.25884199316182E-05</text:p>
          </table:table-cell>
          <table:table-cell table:formula="of:=[.M376] * 1.60934" office:value-type="float" office:value="0.0000363524477327504" calcext:value-type="float">
            <text:p>3.63524477327504E-05</text:p>
          </table:table-cell>
          <table:table-cell table:formula="of:=[.N376]*1000" office:value-type="float" office:value="0.0363524477327504" calcext:value-type="float">
            <text:p>0.0363524477327504</text:p>
          </table:table-cell>
          <table:table-cell table:formula="of:=[.O376]*[.E376]" office:value-type="float" office:value="11.3783161403509" calcext:value-type="float">
            <text:p>11.3783161403509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53.9" calcext:value-type="float">
            <text:p>53.9</text:p>
          </table:table-cell>
          <table:table-cell table:formula="of:=[.B377]*60" office:value-type="float" office:value="3234" calcext:value-type="float">
            <text:p>3234</text:p>
          </table:table-cell>
          <table:table-cell office:value-type="float" office:value="20.76" calcext:value-type="float">
            <text:p>20.76</text:p>
          </table:table-cell>
          <table:table-cell office:value-type="float" office:value="268" calcext:value-type="float">
            <text:p>26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3" calcext:value-type="float">
            <text:p>753</text:p>
          </table:table-cell>
          <table:table-cell office:value-type="float" office:value="670" calcext:value-type="float">
            <text:p>670</text:p>
          </table:table-cell>
          <table:table-cell table:formula="of:=[.D377]/[.B377]*60" office:value-type="float" office:value="23.1094619666048" calcext:value-type="float">
            <text:p>23.1094619666048</text:p>
          </table:table-cell>
          <table:table-cell table:formula="of:=[.D377]/[.C377]/[.E377]" office:value-type="float" office:value="0.0000239525932489685" calcext:value-type="float">
            <text:p>2.39525932489685E-05</text:p>
          </table:table-cell>
          <table:table-cell table:formula="of:=[.M377] * 1.60934" office:value-type="float" office:value="0.000038547866419295" calcext:value-type="float">
            <text:p>3.8547866419295E-05</text:p>
          </table:table-cell>
          <table:table-cell table:formula="of:=[.N377]*1000" office:value-type="float" office:value="0.038547866419295" calcext:value-type="float">
            <text:p>0.038547866419295</text:p>
          </table:table-cell>
          <table:table-cell table:formula="of:=[.O377]*[.E377]" office:value-type="float" office:value="10.3308282003711" calcext:value-type="float">
            <text:p>10.3308282003711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46.4" calcext:value-type="float">
            <text:p>46.4</text:p>
          </table:table-cell>
          <table:table-cell table:formula="of:=[.B378]*60" office:value-type="float" office:value="2784" calcext:value-type="float">
            <text:p>2784</text:p>
          </table:table-cell>
          <table:table-cell office:value-type="float" office:value="19.23" calcext:value-type="float">
            <text:p>19.23</text:p>
          </table:table-cell>
          <table:table-cell office:value-type="float" office:value="292" calcext:value-type="float">
            <text:p>29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805" calcext:value-type="float">
            <text:p>805</text:p>
          </table:table-cell>
          <table:table-cell office:value-type="float" office:value="723" calcext:value-type="float">
            <text:p>723</text:p>
          </table:table-cell>
          <table:table-cell table:formula="of:=[.D378]/[.B378]*60" office:value-type="float" office:value="24.8663793103448" calcext:value-type="float">
            <text:p>24.8663793103448</text:p>
          </table:table-cell>
          <table:table-cell table:formula="of:=[.D378]/[.C378]/[.E378]" office:value-type="float" office:value="0.0000236552314596127" calcext:value-type="float">
            <text:p>2.36552314596127E-05</text:p>
          </table:table-cell>
          <table:table-cell table:formula="of:=[.M378] * 1.60934" office:value-type="float" office:value="0.000038069310197213" calcext:value-type="float">
            <text:p>3.8069310197213E-05</text:p>
          </table:table-cell>
          <table:table-cell table:formula="of:=[.N378]*1000" office:value-type="float" office:value="0.038069310197213" calcext:value-type="float">
            <text:p>0.038069310197213</text:p>
          </table:table-cell>
          <table:table-cell table:formula="of:=[.O378]*[.E378]" office:value-type="float" office:value="11.1162385775862" calcext:value-type="float">
            <text:p>11.1162385775862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52.1" calcext:value-type="float">
            <text:p>52.1</text:p>
          </table:table-cell>
          <table:table-cell table:formula="of:=[.B379]*60" office:value-type="float" office:value="3126" calcext:value-type="float">
            <text:p>3126</text:p>
          </table:table-cell>
          <table:table-cell office:value-type="float" office:value="21.21" calcext:value-type="float">
            <text:p>21.21</text:p>
          </table:table-cell>
          <table:table-cell office:value-type="float" office:value="280" calcext:value-type="float">
            <text:p>280</text:p>
          </table:table-cell>
          <table:table-cell office:value-type="float" office:value="45.6" calcext:value-type="float">
            <text:p>45.6</text:p>
          </table:table-cell>
          <table:table-cell office:value-type="float" office:value="19.25" calcext:value-type="float">
            <text:p>19.2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379]/[.B379]*60" office:value-type="float" office:value="24.426103646833" calcext:value-type="float">
            <text:p>24.426103646833</text:p>
          </table:table-cell>
          <table:table-cell table:formula="of:=[.D379]/[.C379]/[.E379]" office:value-type="float" office:value="0.000024232245681382" calcext:value-type="float">
            <text:p>2.4232245681382E-05</text:p>
          </table:table-cell>
          <table:table-cell table:formula="of:=[.M379] * 1.60934" office:value-type="float" office:value="0.0000389979222648752" calcext:value-type="float">
            <text:p>3.89979222648752E-05</text:p>
          </table:table-cell>
          <table:table-cell table:formula="of:=[.N379]*1000" office:value-type="float" office:value="0.0389979222648752" calcext:value-type="float">
            <text:p>0.0389979222648752</text:p>
          </table:table-cell>
          <table:table-cell table:formula="of:=[.O379]*[.E379]" office:value-type="float" office:value="10.9194182341651" calcext:value-type="float">
            <text:p>10.9194182341651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06/20/22</text:p>
          </table:table-cell>
          <table:table-cell office:value-type="float" office:value="46.8" calcext:value-type="float">
            <text:p>46.8</text:p>
          </table:table-cell>
          <table:table-cell table:formula="of:=[.B380]*60" office:value-type="float" office:value="2808" calcext:value-type="float">
            <text:p>2808</text:p>
          </table:table-cell>
          <table:table-cell office:value-type="float" office:value="19.5" calcext:value-type="float">
            <text:p>19.5</text:p>
          </table:table-cell>
          <table:table-cell office:value-type="float" office:value="300" calcext:value-type="float">
            <text:p>300</text:p>
          </table:table-cell>
          <table:table-cell office:value-type="float" office:value="44.5" calcext:value-type="float">
            <text:p>44.5</text:p>
          </table:table-cell>
          <table:table-cell office:value-type="float" office:value="18.81" calcext:value-type="float">
            <text:p>18.8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380]/[.B380]*60" office:value-type="float" office:value="25" calcext:value-type="float">
            <text:p>25</text:p>
          </table:table-cell>
          <table:table-cell table:formula="of:=[.D380]/[.C380]/[.E380]" office:value-type="float" office:value="0.0000231481481481481" calcext:value-type="float">
            <text:p>2.31481481481481E-05</text:p>
          </table:table-cell>
          <table:table-cell table:formula="of:=[.M380] * 1.60934" office:value-type="float" office:value="0.0000372532407407407" calcext:value-type="float">
            <text:p>3.72532407407407E-05</text:p>
          </table:table-cell>
          <table:table-cell table:formula="of:=[.N380]*1000" office:value-type="float" office:value="0.0372532407407407" calcext:value-type="float">
            <text:p>0.0372532407407407</text:p>
          </table:table-cell>
          <table:table-cell table:formula="of:=[.O380]*[.E380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float" office:value="46.2" calcext:value-type="float">
            <text:p>46.2</text:p>
          </table:table-cell>
          <table:table-cell table:formula="of:=[.B381]*60" office:value-type="float" office:value="2772" calcext:value-type="float">
            <text:p>2772</text:p>
          </table:table-cell>
          <table:table-cell office:value-type="float" office:value="19.57" calcext:value-type="float">
            <text:p>19.57</text:p>
          </table:table-cell>
          <table:table-cell office:value-type="float" office:value="312" calcext:value-type="float">
            <text:p>312</text:p>
          </table:table-cell>
          <table:table-cell office:value-type="float" office:value="43.4" calcext:value-type="float">
            <text:p>43.4</text:p>
          </table:table-cell>
          <table:table-cell office:value-type="float" office:value="18.69" calcext:value-type="float">
            <text:p>18.69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833" calcext:value-type="float">
            <text:p>833</text:p>
          </table:table-cell>
          <table:table-cell office:value-type="float" office:value="756" calcext:value-type="float">
            <text:p>756</text:p>
          </table:table-cell>
          <table:table-cell table:formula="of:=[.D381]/[.B381]*60" office:value-type="float" office:value="25.4155844155844" calcext:value-type="float">
            <text:p>25.4155844155844</text:p>
          </table:table-cell>
          <table:table-cell table:formula="of:=[.D381]/[.C381]/[.E381]" office:value-type="float" office:value="0.0000226278351278351" calcext:value-type="float">
            <text:p>2.26278351278351E-05</text:p>
          </table:table-cell>
          <table:table-cell table:formula="of:=[.M381] * 1.60934" office:value-type="float" office:value="0.0000364158801846302" calcext:value-type="float">
            <text:p>3.64158801846302E-05</text:p>
          </table:table-cell>
          <table:table-cell table:formula="of:=[.N381]*1000" office:value-type="float" office:value="0.0364158801846302" calcext:value-type="float">
            <text:p>0.0364158801846302</text:p>
          </table:table-cell>
          <table:table-cell table:formula="of:=[.O381]*[.E381]" office:value-type="float" office:value="11.3617546176046" calcext:value-type="float">
            <text:p>11.3617546176046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float" office:value="46.8" calcext:value-type="float">
            <text:p>46.8</text:p>
          </table:table-cell>
          <table:table-cell table:formula="of:=[.B382]*60" office:value-type="float" office:value="2808" calcext:value-type="float">
            <text:p>2808</text:p>
          </table:table-cell>
          <table:table-cell office:value-type="float" office:value="19.34" calcext:value-type="float">
            <text:p>19.34</text:p>
          </table:table-cell>
          <table:table-cell office:value-type="float" office:value="291" calcext:value-type="float">
            <text:p>29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382]/[.B382]*60" office:value-type="float" office:value="24.7948717948718" calcext:value-type="float">
            <text:p>24.7948717948718</text:p>
          </table:table-cell>
          <table:table-cell table:formula="of:=[.D382]/[.C382]/[.E382]" office:value-type="float" office:value="0.0000236682624998776" calcext:value-type="float">
            <text:p>2.36682624998776E-05</text:p>
          </table:table-cell>
          <table:table-cell table:formula="of:=[.M382] * 1.60934" office:value-type="float" office:value="0.000038090281571553" calcext:value-type="float">
            <text:p>3.8090281571553E-05</text:p>
          </table:table-cell>
          <table:table-cell table:formula="of:=[.N382]*1000" office:value-type="float" office:value="0.0380902815715531" calcext:value-type="float">
            <text:p>0.0380902815715531</text:p>
          </table:table-cell>
          <table:table-cell table:formula="of:=[.O382]*[.E382]" office:value-type="float" office:value="11.0842719373219" calcext:value-type="float">
            <text:p>11.0842719373219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float" office:value="45.3" calcext:value-type="float">
            <text:p>45.3</text:p>
          </table:table-cell>
          <table:table-cell table:formula="of:=[.B383]*60" office:value-type="float" office:value="2718" calcext:value-type="float">
            <text:p>2718</text:p>
          </table:table-cell>
          <table:table-cell office:value-type="float" office:value="19.1" calcext:value-type="float">
            <text:p>19.1</text:p>
          </table:table-cell>
          <table:table-cell office:value-type="float" office:value="307" calcext:value-type="float">
            <text:p>307</text:p>
          </table:table-cell>
          <table:table-cell office:value-type="float" office:value="43.7" calcext:value-type="float">
            <text:p>43.7</text:p>
          </table:table-cell>
          <table:table-cell office:value-type="float" office:value="18.6" calcext:value-type="float">
            <text:p>18.6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19" calcext:value-type="float">
            <text:p>819</text:p>
          </table:table-cell>
          <table:table-cell office:value-type="float" office:value="741" calcext:value-type="float">
            <text:p>741</text:p>
          </table:table-cell>
          <table:table-cell table:formula="of:=[.D383]/[.B383]*60" office:value-type="float" office:value="25.2980132450331" calcext:value-type="float">
            <text:p>25.2980132450331</text:p>
          </table:table-cell>
          <table:table-cell table:formula="of:=[.D383]/[.C383]/[.E383]" office:value-type="float" office:value="0.0000228899866495052" calcext:value-type="float">
            <text:p>2.28899866495052E-05</text:p>
          </table:table-cell>
          <table:table-cell table:formula="of:=[.M383] * 1.60934" office:value-type="float" office:value="0.0000368377711145146" calcext:value-type="float">
            <text:p>3.68377711145146E-05</text:p>
          </table:table-cell>
          <table:table-cell table:formula="of:=[.N383]*1000" office:value-type="float" office:value="0.0368377711145146" calcext:value-type="float">
            <text:p>0.0368377711145146</text:p>
          </table:table-cell>
          <table:table-cell table:formula="of:=[.O383]*[.E383]" office:value-type="float" office:value="11.309195732156" calcext:value-type="float">
            <text:p>11.309195732156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06/24/22</text:p>
          </table:table-cell>
          <table:table-cell office:value-type="float" office:value="48.6" calcext:value-type="float">
            <text:p>48.6</text:p>
          </table:table-cell>
          <table:table-cell table:formula="of:=[.B384]*60" office:value-type="float" office:value="2916" calcext:value-type="float">
            <text:p>2916</text:p>
          </table:table-cell>
          <table:table-cell office:value-type="float" office:value="20.15" calcext:value-type="float">
            <text:p>20.15</text:p>
          </table:table-cell>
          <table:table-cell office:value-type="float" office:value="295" calcext:value-type="float">
            <text:p>295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832" calcext:value-type="float">
            <text:p>832</text:p>
          </table:table-cell>
          <table:table-cell office:value-type="float" office:value="751" calcext:value-type="float">
            <text:p>751</text:p>
          </table:table-cell>
          <table:table-cell table:formula="of:=[.D384]/[.B384]*60" office:value-type="float" office:value="24.8765432098765" calcext:value-type="float">
            <text:p>24.8765432098765</text:p>
          </table:table-cell>
          <table:table-cell table:formula="of:=[.D384]/[.C384]/[.E384]" office:value-type="float" office:value="0.0000234242403106182" calcext:value-type="float">
            <text:p>2.34242403106182E-05</text:p>
          </table:table-cell>
          <table:table-cell table:formula="of:=[.M384] * 1.60934" office:value-type="float" office:value="0.0000376975669014903" calcext:value-type="float">
            <text:p>3.76975669014903E-05</text:p>
          </table:table-cell>
          <table:table-cell table:formula="of:=[.N384]*1000" office:value-type="float" office:value="0.0376975669014903" calcext:value-type="float">
            <text:p>0.0376975669014903</text:p>
          </table:table-cell>
          <table:table-cell table:formula="of:=[.O384]*[.E384]" office:value-type="float" office:value="11.1207822359396" calcext:value-type="float">
            <text:p>11.1207822359396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0.7" calcext:value-type="float">
            <text:p>50.7</text:p>
          </table:table-cell>
          <table:table-cell table:formula="of:=[.B385]*60" office:value-type="float" office:value="3042" calcext:value-type="float">
            <text:p>3042</text:p>
          </table:table-cell>
          <table:table-cell office:value-type="float" office:value="21.24" calcext:value-type="float">
            <text:p>21.24</text:p>
          </table:table-cell>
          <table:table-cell office:value-type="float" office:value="302" calcext:value-type="float">
            <text:p>302</text:p>
          </table:table-cell>
          <table:table-cell office:value-type="float" office:value="45.4" calcext:value-type="float">
            <text:p>45.4</text:p>
          </table:table-cell>
          <table:table-cell office:value-type="float" office:value="19.53" calcext:value-type="float">
            <text:p>19.53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870" calcext:value-type="float">
            <text:p>870</text:p>
          </table:table-cell>
          <table:table-cell office:value-type="float" office:value="789" calcext:value-type="float">
            <text:p>789</text:p>
          </table:table-cell>
          <table:table-cell table:formula="of:=[.D385]/[.B385]*60" office:value-type="float" office:value="25.1360946745562" calcext:value-type="float">
            <text:p>25.1360946745562</text:p>
          </table:table-cell>
          <table:table-cell table:formula="of:=[.D385]/[.C385]/[.E385]" office:value-type="float" office:value="0.0000231200282142717" calcext:value-type="float">
            <text:p>2.31200282142717E-05</text:p>
          </table:table-cell>
          <table:table-cell table:formula="of:=[.M385] * 1.60934" office:value-type="float" office:value="0.000037207986206356" calcext:value-type="float">
            <text:p>3.7207986206356E-05</text:p>
          </table:table-cell>
          <table:table-cell table:formula="of:=[.N385]*1000" office:value-type="float" office:value="0.037207986206356" calcext:value-type="float">
            <text:p>0.037207986206356</text:p>
          </table:table-cell>
          <table:table-cell table:formula="of:=[.O385]*[.E385]" office:value-type="float" office:value="11.2368118343195" calcext:value-type="float">
            <text:p>11.2368118343195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6.5" calcext:value-type="float">
            <text:p>56.5</text:p>
          </table:table-cell>
          <table:table-cell table:formula="of:=[.B386]*60" office:value-type="float" office:value="3390" calcext:value-type="float">
            <text:p>3390</text:p>
          </table:table-cell>
          <table:table-cell office:value-type="float" office:value="23.01" calcext:value-type="float">
            <text:p>23.01</text:p>
          </table:table-cell>
          <table:table-cell office:value-type="float" office:value="279" calcext:value-type="float">
            <text:p>279</text:p>
          </table:table-cell>
          <table:table-cell office:value-type="float" office:value="46.5" calcext:value-type="float">
            <text:p>46.5</text:p>
          </table:table-cell>
          <table:table-cell office:value-type="float" office:value="19.64" calcext:value-type="float">
            <text:p>19.64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839" calcext:value-type="float">
            <text:p>839</text:p>
          </table:table-cell>
          <table:table-cell office:value-type="float" office:value="756" calcext:value-type="float">
            <text:p>756</text:p>
          </table:table-cell>
          <table:table-cell table:formula="of:=[.D386]/[.B386]*60" office:value-type="float" office:value="24.4353982300885" calcext:value-type="float">
            <text:p>24.4353982300885</text:p>
          </table:table-cell>
          <table:table-cell table:formula="of:=[.D386]/[.C386]/[.E386]" office:value-type="float" office:value="0.0000243283534747994" calcext:value-type="float">
            <text:p>2.43283534747994E-05</text:p>
          </table:table-cell>
          <table:table-cell table:formula="of:=[.M386] * 1.60934" office:value-type="float" office:value="0.0000391525923811336" calcext:value-type="float">
            <text:p>3.91525923811336E-05</text:p>
          </table:table-cell>
          <table:table-cell table:formula="of:=[.N386]*1000" office:value-type="float" office:value="0.0391525923811336" calcext:value-type="float">
            <text:p>0.0391525923811336</text:p>
          </table:table-cell>
          <table:table-cell table:formula="of:=[.O386]*[.E386]" office:value-type="float" office:value="10.9235732743363" calcext:value-type="float">
            <text:p>10.9235732743363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49.5" calcext:value-type="float">
            <text:p>49.5</text:p>
          </table:table-cell>
          <table:table-cell table:formula="of:=[.B387]*60" office:value-type="float" office:value="2970" calcext:value-type="float">
            <text:p>2970</text:p>
          </table:table-cell>
          <table:table-cell office:value-type="float" office:value="20.1" calcext:value-type="float">
            <text:p>20.1</text:p>
          </table:table-cell>
          <table:table-cell office:value-type="float" office:value="299" calcext:value-type="float">
            <text:p>299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842" calcext:value-type="float">
            <text:p>842</text:p>
          </table:table-cell>
          <table:table-cell office:value-type="float" office:value="759" calcext:value-type="float">
            <text:p>759</text:p>
          </table:table-cell>
          <table:table-cell table:formula="of:=[.D387]/[.B387]*60" office:value-type="float" office:value="24.3636363636364" calcext:value-type="float">
            <text:p>24.3636363636364</text:p>
          </table:table-cell>
          <table:table-cell table:formula="of:=[.D387]/[.C387]/[.E387]" office:value-type="float" office:value="0.0000226343704604574" calcext:value-type="float">
            <text:p>2.26343704604574E-05</text:p>
          </table:table-cell>
          <table:table-cell table:formula="of:=[.M387] * 1.60934" office:value-type="float" office:value="0.0000364263977568325" calcext:value-type="float">
            <text:p>3.64263977568325E-05</text:p>
          </table:table-cell>
          <table:table-cell table:formula="of:=[.N387]*1000" office:value-type="float" office:value="0.0364263977568325" calcext:value-type="float">
            <text:p>0.0364263977568325</text:p>
          </table:table-cell>
          <table:table-cell table:formula="of:=[.O387]*[.E387]" office:value-type="float" office:value="10.8914929292929" calcext:value-type="float">
            <text:p>10.8914929292929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52.8" calcext:value-type="float">
            <text:p>52.8</text:p>
          </table:table-cell>
          <table:table-cell table:formula="of:=[.B388]*60" office:value-type="float" office:value="3168" calcext:value-type="float">
            <text:p>3168</text:p>
          </table:table-cell>
          <table:table-cell office:value-type="float" office:value="21.45" calcext:value-type="float">
            <text:p>21.45</text:p>
          </table:table-cell>
          <table:table-cell office:value-type="float" office:value="280" calcext:value-type="float">
            <text:p>280</text:p>
          </table:table-cell>
          <table:table-cell office:value-type="float" office:value="44.6" calcext:value-type="float">
            <text:p>44.6</text:p>
          </table:table-cell>
          <table:table-cell office:value-type="float" office:value="18.88" calcext:value-type="float">
            <text:p>18.88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833" calcext:value-type="float">
            <text:p>833</text:p>
          </table:table-cell>
          <table:table-cell office:value-type="float" office:value="750" calcext:value-type="float">
            <text:p>750</text:p>
          </table:table-cell>
          <table:table-cell table:formula="of:=[.D388]/[.B388]*60" office:value-type="float" office:value="24.375" calcext:value-type="float">
            <text:p>24.375</text:p>
          </table:table-cell>
          <table:table-cell table:formula="of:=[.D388]/[.C388]/[.E388]" office:value-type="float" office:value="0.0000241815476190476" calcext:value-type="float">
            <text:p>2.41815476190476E-05</text:p>
          </table:table-cell>
          <table:table-cell table:formula="of:=[.M388] * 1.60934" office:value-type="float" office:value="0.0000389163318452381" calcext:value-type="float">
            <text:p>3.89163318452381E-05</text:p>
          </table:table-cell>
          <table:table-cell table:formula="of:=[.N388]*1000" office:value-type="float" office:value="0.0389163318452381" calcext:value-type="float">
            <text:p>0.0389163318452381</text:p>
          </table:table-cell>
          <table:table-cell table:formula="of:=[.O388]*[.E388]" office:value-type="float" office:value="10.8965729166667" calcext:value-type="float">
            <text:p>10.8965729166667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float" office:value="47.7" calcext:value-type="float">
            <text:p>47.7</text:p>
          </table:table-cell>
          <table:table-cell table:formula="of:=[.B389]*60" office:value-type="float" office:value="2862" calcext:value-type="float">
            <text:p>2862</text:p>
          </table:table-cell>
          <table:table-cell office:value-type="float" office:value="19.85" calcext:value-type="float">
            <text:p>19.85</text:p>
          </table:table-cell>
          <table:table-cell office:value-type="float" office:value="297" calcext:value-type="float">
            <text:p>297</text:p>
          </table:table-cell>
          <table:table-cell office:value-type="float" office:value="44.6" calcext:value-type="float">
            <text:p>44.6</text:p>
          </table:table-cell>
          <table:table-cell office:value-type="float" office:value="18.92" calcext:value-type="float">
            <text:p>18.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829" calcext:value-type="float">
            <text:p>829</text:p>
          </table:table-cell>
          <table:table-cell office:value-type="float" office:value="748" calcext:value-type="float">
            <text:p>748</text:p>
          </table:table-cell>
          <table:table-cell table:formula="of:=[.D389]/[.B389]*60" office:value-type="float" office:value="24.9685534591195" calcext:value-type="float">
            <text:p>24.9685534591195</text:p>
          </table:table-cell>
          <table:table-cell table:formula="of:=[.D389]/[.C389]/[.E389]" office:value-type="float" office:value="0.0000233525565461275" calcext:value-type="float">
            <text:p>2.33525565461275E-05</text:p>
          </table:table-cell>
          <table:table-cell table:formula="of:=[.M389] * 1.60934" office:value-type="float" office:value="0.0000375822033519448" calcext:value-type="float">
            <text:p>3.75822033519448E-05</text:p>
          </table:table-cell>
          <table:table-cell table:formula="of:=[.N389]*1000" office:value-type="float" office:value="0.0375822033519448" calcext:value-type="float">
            <text:p>0.0375822033519448</text:p>
          </table:table-cell>
          <table:table-cell table:formula="of:=[.O389]*[.E389]" office:value-type="float" office:value="11.1619143955276" calcext:value-type="float">
            <text:p>11.1619143955276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float" office:value="48.4" calcext:value-type="float">
            <text:p>48.4</text:p>
          </table:table-cell>
          <table:table-cell table:formula="of:=[.B390]*60" office:value-type="float" office:value="2904" calcext:value-type="float">
            <text:p>2904</text:p>
          </table:table-cell>
          <table:table-cell office:value-type="float" office:value="20.06" calcext:value-type="float">
            <text:p>20.06</text:p>
          </table:table-cell>
          <table:table-cell office:value-type="float" office:value="297" calcext:value-type="float">
            <text:p>29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838" calcext:value-type="float">
            <text:p>838</text:p>
          </table:table-cell>
          <table:table-cell office:value-type="float" office:value="758" calcext:value-type="float">
            <text:p>758</text:p>
          </table:table-cell>
          <table:table-cell table:formula="of:=[.D390]/[.B390]*60" office:value-type="float" office:value="24.8677685950413" calcext:value-type="float">
            <text:p>24.8677685950413</text:p>
          </table:table-cell>
          <table:table-cell table:formula="of:=[.D390]/[.C390]/[.E390]" office:value-type="float" office:value="0.0000232582946081569" calcext:value-type="float">
            <text:p>2.32582946081569E-05</text:p>
          </table:table-cell>
          <table:table-cell table:formula="of:=[.M390] * 1.60934" office:value-type="float" office:value="0.0000374305038446912" calcext:value-type="float">
            <text:p>3.74305038446912E-05</text:p>
          </table:table-cell>
          <table:table-cell table:formula="of:=[.N390]*1000" office:value-type="float" office:value="0.0374305038446912" calcext:value-type="float">
            <text:p>0.0374305038446912</text:p>
          </table:table-cell>
          <table:table-cell table:formula="of:=[.O390]*[.E390]" office:value-type="float" office:value="11.1168596418733" calcext:value-type="float">
            <text:p>11.1168596418733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06/29/22</text:p>
          </table:table-cell>
          <table:table-cell office:value-type="float" office:value="44.9" calcext:value-type="float">
            <text:p>44.9</text:p>
          </table:table-cell>
          <table:table-cell table:formula="of:=[.B391]*60" office:value-type="float" office:value="2694" calcext:value-type="float">
            <text:p>2694</text:p>
          </table:table-cell>
          <table:table-cell office:value-type="float" office:value="19.04" calcext:value-type="float">
            <text:p>19.04</text:p>
          </table:table-cell>
          <table:table-cell office:value-type="float" office:value="310" calcext:value-type="float">
            <text:p>310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814" calcext:value-type="float">
            <text:p>814</text:p>
          </table:table-cell>
          <table:table-cell office:value-type="float" office:value="736" calcext:value-type="float">
            <text:p>736</text:p>
          </table:table-cell>
          <table:table-cell table:formula="of:=[.D391]/[.B391]*60" office:value-type="float" office:value="25.4432071269488" calcext:value-type="float">
            <text:p>25.4432071269488</text:p>
          </table:table-cell>
          <table:table-cell table:formula="of:=[.D391]/[.C391]/[.E391]" office:value-type="float" office:value="0.0000227985726943985" calcext:value-type="float">
            <text:p>2.27985726943985E-05</text:p>
          </table:table-cell>
          <table:table-cell table:formula="of:=[.M391] * 1.60934" office:value-type="float" office:value="0.0000366906549800034" calcext:value-type="float">
            <text:p>3.66906549800034E-05</text:p>
          </table:table-cell>
          <table:table-cell table:formula="of:=[.N391]*1000" office:value-type="float" office:value="0.0366906549800033" calcext:value-type="float">
            <text:p>0.0366906549800033</text:p>
          </table:table-cell>
          <table:table-cell table:formula="of:=[.O391]*[.E391]" office:value-type="float" office:value="11.374103043801" calcext:value-type="float">
            <text:p>11.374103043801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float" office:value="50.2" calcext:value-type="float">
            <text:p>50.2</text:p>
          </table:table-cell>
          <table:table-cell table:formula="of:=[.B392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96" calcext:value-type="float">
            <text:p>296</text:p>
          </table:table-cell>
          <table:table-cell office:value-type="float" office:value="44" calcext:value-type="float">
            <text:p>44</text:p>
          </table:table-cell>
          <table:table-cell office:value-type="float" office:value="18.71" calcext:value-type="float">
            <text:p>18.71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41" calcext:value-type="float">
            <text:p>841</text:p>
          </table:table-cell>
          <table:table-cell office:value-type="float" office:value="764" calcext:value-type="float">
            <text:p>764</text:p>
          </table:table-cell>
          <table:table-cell table:formula="of:=[.D392]/[.B392]*60" office:value-type="float" office:value="24.2988047808765" calcext:value-type="float">
            <text:p>24.2988047808765</text:p>
          </table:table-cell>
          <table:table-cell table:formula="of:=[.D392]/[.C392]/[.E392]" office:value-type="float" office:value="0.0000228029324144862" calcext:value-type="float">
            <text:p>2.28029324144862E-05</text:p>
          </table:table-cell>
          <table:table-cell table:formula="of:=[.M392] * 1.60934" office:value-type="float" office:value="0.0000366976712519292" calcext:value-type="float">
            <text:p>3.66976712519292E-05</text:p>
          </table:table-cell>
          <table:table-cell table:formula="of:=[.N392]*1000" office:value-type="float" office:value="0.0366976712519292" calcext:value-type="float">
            <text:p>0.0366976712519292</text:p>
          </table:table-cell>
          <table:table-cell table:formula="of:=[.O392]*[.E392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07/01/22</text:p>
          </table:table-cell>
          <table:table-cell office:value-type="float" office:value="48.9" calcext:value-type="float">
            <text:p>48.9</text:p>
          </table:table-cell>
          <table:table-cell table:formula="of:=[.B393]*60" office:value-type="float" office:value="2934" calcext:value-type="float">
            <text:p>2934</text:p>
          </table:table-cell>
          <table:table-cell office:value-type="float" office:value="20.08" calcext:value-type="float">
            <text:p>20.08</text:p>
          </table:table-cell>
          <table:table-cell office:value-type="float" office:value="288" calcext:value-type="float">
            <text:p>288</text:p>
          </table:table-cell>
          <table:table-cell office:value-type="float" office:value="45.3" calcext:value-type="float">
            <text:p>45.3</text:p>
          </table:table-cell>
          <table:table-cell office:value-type="float" office:value="19" calcext:value-type="float">
            <text:p>19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823" calcext:value-type="float">
            <text:p>823</text:p>
          </table:table-cell>
          <table:table-cell office:value-type="float" office:value="740" calcext:value-type="float">
            <text:p>740</text:p>
          </table:table-cell>
          <table:table-cell table:formula="of:=[.D393]/[.B393]*60" office:value-type="float" office:value="24.6380368098159" calcext:value-type="float">
            <text:p>24.6380368098159</text:p>
          </table:table-cell>
          <table:table-cell table:formula="of:=[.D393]/[.C393]/[.E393]" office:value-type="float" office:value="0.0000237635385897145" calcext:value-type="float">
            <text:p>2.37635385897145E-05</text:p>
          </table:table-cell>
          <table:table-cell table:formula="of:=[.M393] * 1.60934" office:value-type="float" office:value="0.0000382436131939711" calcext:value-type="float">
            <text:p>3.82436131939711E-05</text:p>
          </table:table-cell>
          <table:table-cell table:formula="of:=[.N393]*1000" office:value-type="float" office:value="0.0382436131939711" calcext:value-type="float">
            <text:p>0.0382436131939711</text:p>
          </table:table-cell>
          <table:table-cell table:formula="of:=[.O393]*[.E393]" office:value-type="float" office:value="11.0141605998637" calcext:value-type="float">
            <text:p>11.0141605998637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48.6" calcext:value-type="float">
            <text:p>48.6</text:p>
          </table:table-cell>
          <table:table-cell table:formula="of:=[.B394]*60" office:value-type="float" office:value="2916" calcext:value-type="float">
            <text:p>2916</text:p>
          </table:table-cell>
          <table:table-cell office:value-type="float" office:value="20.43" calcext:value-type="float">
            <text:p>20.43</text:p>
          </table:table-cell>
          <table:table-cell office:value-type="float" office:value="305" calcext:value-type="float">
            <text:p>305</text:p>
          </table:table-cell>
          <table:table-cell office:value-type="float" office:value="44.9" calcext:value-type="float">
            <text:p>44.9</text:p>
          </table:table-cell>
          <table:table-cell office:value-type="float" office:value="19.24" calcext:value-type="float">
            <text:p>19.24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792" calcext:value-type="float">
            <text:p>792</text:p>
          </table:table-cell>
          <table:table-cell office:value-type="float" office:value="717" calcext:value-type="float">
            <text:p>717</text:p>
          </table:table-cell>
          <table:table-cell table:formula="of:=[.D394]/[.B394]*60" office:value-type="float" office:value="25.2222222222222" calcext:value-type="float">
            <text:p>25.2222222222222</text:p>
          </table:table-cell>
          <table:table-cell table:formula="of:=[.D394]/[.C394]/[.E394]" office:value-type="float" office:value="0.0000229710584901842" calcext:value-type="float">
            <text:p>2.29710584901842E-05</text:p>
          </table:table-cell>
          <table:table-cell table:formula="of:=[.M394] * 1.60934" office:value-type="float" office:value="0.000036968243270593" calcext:value-type="float">
            <text:p>3.6968243270593E-05</text:p>
          </table:table-cell>
          <table:table-cell table:formula="of:=[.N394]*1000" office:value-type="float" office:value="0.036968243270593" calcext:value-type="float">
            <text:p>0.036968243270593</text:p>
          </table:table-cell>
          <table:table-cell table:formula="of:=[.O394]*[.E394]" office:value-type="float" office:value="11.2753141975309" calcext:value-type="float">
            <text:p>11.2753141975309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53" calcext:value-type="float">
            <text:p>53</text:p>
          </table:table-cell>
          <table:table-cell table:formula="of:=[.B395]*60" office:value-type="float" office:value="3180" calcext:value-type="float">
            <text:p>3180</text:p>
          </table:table-cell>
          <table:table-cell office:value-type="float" office:value="22.05" calcext:value-type="float">
            <text:p>22.05</text:p>
          </table:table-cell>
          <table:table-cell office:value-type="float" office:value="295" calcext:value-type="float">
            <text:p>295</text:p>
          </table:table-cell>
          <table:table-cell office:value-type="float" office:value="46.2" calcext:value-type="float">
            <text:p>46.2</text:p>
          </table:table-cell>
          <table:table-cell office:value-type="float" office:value="19.81" calcext:value-type="float">
            <text:p>19.8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2" calcext:value-type="float">
            <text:p>762</text:p>
          </table:table-cell>
          <table:table-cell table:formula="of:=[.D395]/[.B395]*60" office:value-type="float" office:value="24.9622641509434" calcext:value-type="float">
            <text:p>24.9622641509434</text:p>
          </table:table-cell>
          <table:table-cell table:formula="of:=[.D395]/[.C395]/[.E395]" office:value-type="float" office:value="0.0000235049568276303" calcext:value-type="float">
            <text:p>2.35049568276303E-05</text:p>
          </table:table-cell>
          <table:table-cell table:formula="of:=[.M395] * 1.60934" office:value-type="float" office:value="0.0000378274672209786" calcext:value-type="float">
            <text:p>3.78274672209786E-05</text:p>
          </table:table-cell>
          <table:table-cell table:formula="of:=[.N395]*1000" office:value-type="float" office:value="0.0378274672209786" calcext:value-type="float">
            <text:p>0.0378274672209786</text:p>
          </table:table-cell>
          <table:table-cell table:formula="of:=[.O395]*[.E395]" office:value-type="float" office:value="11.1591028301887" calcext:value-type="float">
            <text:p>11.1591028301887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47.9" calcext:value-type="float">
            <text:p>47.9</text:p>
          </table:table-cell>
          <table:table-cell table:formula="of:=[.B396]*60" office:value-type="float" office:value="2874" calcext:value-type="float">
            <text:p>2874</text:p>
          </table:table-cell>
          <table:table-cell office:value-type="float" office:value="20.09" calcext:value-type="float">
            <text:p>20.09</text:p>
          </table:table-cell>
          <table:table-cell office:value-type="float" office:value="305" calcext:value-type="float">
            <text:p>305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53" calcext:value-type="float">
            <text:p>853</text:p>
          </table:table-cell>
          <table:table-cell office:value-type="float" office:value="772" calcext:value-type="float">
            <text:p>772</text:p>
          </table:table-cell>
          <table:table-cell table:formula="of:=[.D396]/[.B396]*60" office:value-type="float" office:value="25.1649269311065" calcext:value-type="float">
            <text:p>25.1649269311065</text:p>
          </table:table-cell>
          <table:table-cell table:formula="of:=[.D396]/[.C396]/[.E396]" office:value-type="float" office:value="0.0000229188769864358" calcext:value-type="float">
            <text:p>2.29188769864358E-05</text:p>
          </table:table-cell>
          <table:table-cell table:formula="of:=[.M396] * 1.60934" office:value-type="float" office:value="0.0000368842654893505" calcext:value-type="float">
            <text:p>3.68842654893505E-05</text:p>
          </table:table-cell>
          <table:table-cell table:formula="of:=[.N396]*1000" office:value-type="float" office:value="0.0368842654893505" calcext:value-type="float">
            <text:p>0.0368842654893505</text:p>
          </table:table-cell>
          <table:table-cell table:formula="of:=[.O396]*[.E396]" office:value-type="float" office:value="11.2497009742519" calcext:value-type="float">
            <text:p>11.2497009742519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51.7" calcext:value-type="float">
            <text:p>51.7</text:p>
          </table:table-cell>
          <table:table-cell table:formula="of:=[.B397]*60" office:value-type="float" office:value="3102" calcext:value-type="float">
            <text:p>3102</text:p>
          </table:table-cell>
          <table:table-cell office:value-type="float" office:value="21.25" calcext:value-type="float">
            <text:p>21.25</text:p>
          </table:table-cell>
          <table:table-cell office:value-type="float" office:value="287" calcext:value-type="float">
            <text:p>287</text:p>
          </table:table-cell>
          <table:table-cell office:value-type="float" office:value="45.1" calcext:value-type="float">
            <text:p>45.1</text:p>
          </table:table-cell>
          <table:table-cell office:value-type="float" office:value="19.17" calcext:value-type="float">
            <text:p>19.17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397]/[.B397]*60" office:value-type="float" office:value="24.6615087040619" calcext:value-type="float">
            <text:p>24.6615087040619</text:p>
          </table:table-cell>
          <table:table-cell table:formula="of:=[.D397]/[.C397]/[.E397]" office:value-type="float" office:value="0.0000238690560434203" calcext:value-type="float">
            <text:p>2.38690560434203E-05</text:p>
          </table:table-cell>
          <table:table-cell table:formula="of:=[.M397] * 1.60934" office:value-type="float" office:value="0.0000384134266529181" calcext:value-type="float">
            <text:p>3.84134266529181E-05</text:p>
          </table:table-cell>
          <table:table-cell table:formula="of:=[.N397]*1000" office:value-type="float" office:value="0.0384134266529181" calcext:value-type="float">
            <text:p>0.0384134266529181</text:p>
          </table:table-cell>
          <table:table-cell table:formula="of:=[.O397]*[.E397]" office:value-type="float" office:value="11.0246534493875" calcext:value-type="float">
            <text:p>11.024653449387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46.9" calcext:value-type="float">
            <text:p>46.9</text:p>
          </table:table-cell>
          <table:table-cell table:formula="of:=[.B398]*60" office:value-type="float" office:value="2814" calcext:value-type="float">
            <text:p>2814</text:p>
          </table:table-cell>
          <table:table-cell office:value-type="float" office:value="19.85" calcext:value-type="float">
            <text:p>19.85</text:p>
          </table:table-cell>
          <table:table-cell office:value-type="float" office:value="308" calcext:value-type="float">
            <text:p>308</text:p>
          </table:table-cell>
          <table:table-cell office:value-type="float" office:value="44.6" calcext:value-type="float">
            <text:p>44.6</text:p>
          </table:table-cell>
          <table:table-cell office:value-type="float" office:value="19.13" calcext:value-type="float">
            <text:p>19.13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563" calcext:value-type="float">
            <text:p>563</text:p>
          </table:table-cell>
          <table:table-cell office:value-type="float" office:value="510" calcext:value-type="float">
            <text:p>510</text:p>
          </table:table-cell>
          <table:table-cell table:formula="of:=[.D398]/[.B398]*60" office:value-type="float" office:value="25.3944562899787" calcext:value-type="float">
            <text:p>25.3944562899787</text:p>
          </table:table-cell>
          <table:table-cell table:formula="of:=[.D398]/[.C398]/[.E398]" office:value-type="float" office:value="0.0000229026481691727" calcext:value-type="float">
            <text:p>2.29026481691727E-05</text:p>
          </table:table-cell>
          <table:table-cell table:formula="of:=[.M398] * 1.60934" office:value-type="float" office:value="0.0000368581478045764" calcext:value-type="float">
            <text:p>3.68581478045764E-05</text:p>
          </table:table-cell>
          <table:table-cell table:formula="of:=[.N398]*1000" office:value-type="float" office:value="0.0368581478045764" calcext:value-type="float">
            <text:p>0.0368581478045764</text:p>
          </table:table-cell>
          <table:table-cell table:formula="of:=[.O398]*[.E398]" office:value-type="float" office:value="11.3523095238095" calcext:value-type="float">
            <text:p>11.352309523809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54.3" calcext:value-type="float">
            <text:p>54.3</text:p>
          </table:table-cell>
          <table:table-cell table:formula="of:=[.B399]*60" office:value-type="float" office:value="3258" calcext:value-type="float">
            <text:p>3258</text:p>
          </table:table-cell>
          <table:table-cell office:value-type="float" office:value="21.21" calcext:value-type="float">
            <text:p>21.21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800" calcext:value-type="float">
            <text:p>800</text:p>
          </table:table-cell>
          <table:table-cell office:value-type="float" office:value="715" calcext:value-type="float">
            <text:p>715</text:p>
          </table:table-cell>
          <table:table-cell table:formula="of:=[.D399]/[.B399]*60" office:value-type="float" office:value="23.4364640883978" calcext:value-type="float">
            <text:p>23.4364640883978</text:p>
          </table:table-cell>
          <table:table-cell table:formula="of:=[.D399]/[.C399]/[.E399]" office:value-type="float" office:value="0.0000241115885683105" calcext:value-type="float">
            <text:p>2.41115885683105E-05</text:p>
          </table:table-cell>
          <table:table-cell table:formula="of:=[.M399] * 1.60934" office:value-type="float" office:value="0.0000388037439465248" calcext:value-type="float">
            <text:p>3.88037439465248E-05</text:p>
          </table:table-cell>
          <table:table-cell table:formula="of:=[.N399]*1000" office:value-type="float" office:value="0.0388037439465248" calcext:value-type="float">
            <text:p>0.0388037439465248</text:p>
          </table:table-cell>
          <table:table-cell table:formula="of:=[.O399]*[.E399]" office:value-type="float" office:value="10.4770108655617" calcext:value-type="float">
            <text:p>10.4770108655617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0"/>
          <table:table-cell table:formula="of:=AVERAGE([.M2:.M399])" office:value-type="float" office:value="0.0000262974213002822" calcext:value-type="float">
            <text:p>2.62974213002822E-05</text:p>
          </table:table-cell>
          <table:table-cell table:formula="of:=AVERAGE([.N2:.N399])" office:value-type="float" office:value="0.0000423214919953962" calcext:value-type="float">
            <text:p>4.23214919953962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7-04T14:59:16.637221641</dc:date>
    <meta:editing-duration>P1DT5H12M15S</meta:editing-duration>
    <meta:editing-cycles>189</meta:editing-cycles>
    <meta:generator>LibreOffice/7.3.5.1$Linux_X86_64 LibreOffice_project/30$Build-1</meta:generator>
    <meta:document-statistic meta:table-count="1" meta:cell-count="6213" meta:object-count="0"/>
  </office:meta>
</office:document-meta>
</file>